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number-columns-repeated="8" table:default-cell-style-name="ce1"/>
        <table:table-row table:style-name="ro1">
          <table:table-cell table:number-columns-repeated="10"/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AlO1.5</text:p>
          </table:table-cell>
          <table:table-cell office:value-type="string" calcext:value-type="string">
            <text:p>SiO2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px wt%</text:p>
          </table:table-cell>
          <table:table-cell table:number-columns-repeated="3"/>
          <table:table-cell office:value-type="string" calcext:value-type="string">
            <text:p>Cpx wt%</text:p>
          </table:table-cell>
          <table:table-cell table:number-columns-repeated="2"/>
          <table:table-cell office:value-type="float" office:value="56.0774" calcext:value-type="float">
            <text:p>56.0774</text:p>
          </table:table-cell>
          <table:table-cell office:value-type="float" office:value="40.3044" calcext:value-type="float">
            <text:p>40.3044</text:p>
          </table:table-cell>
          <table:table-cell table:formula="of:=101.96/2" office:value-type="float" office:value="50.98" calcext:value-type="float">
            <text:p>50.98</text:p>
          </table:table-cell>
          <table:table-cell office:value-type="float" office:value="60.08" calcext:value-type="float">
            <text:p>60.08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# run_id</text:p>
          </table:table-cell>
          <table:table-cell office:value-type="string" calcext:value-type="string">
            <text:p>P(kbar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SiO2</text:p>
          </table:table-cell>
          <table:table-cell/>
          <table:table-cell office:value-type="string" calcext:value-type="string">
            <text:p>n_moles opx</text:p>
          </table:table-cell>
          <table:table-cell office:value-type="string" calcext:value-type="string">
            <text:p>n_moles cpx</text:p>
          </table:table-cell>
          <table:table-cell table:number-columns-repeated="3"/>
          <table:table-cell table:formula="of:=[.A3]" office:value-type="string" office:string-value="# run_id" calcext:value-type="string">
            <text:p># run_id</text:p>
          </table:table-cell>
          <table:table-cell table:formula="of:=[.B3]" office:value-type="string" office:string-value="P(kbar)" calcext:value-type="string">
            <text:p>P(kbar)</text:p>
          </table:table-cell>
          <table:table-cell table:formula="of:=[.C3]" office:value-type="string" office:string-value="TC" calcext:value-type="string">
            <text:p>TC</text:p>
          </table:table-cell>
          <table:table-cell table:style-name="Default" office:value-type="string" calcext:value-type="string">
            <text:p>Caopx</text:p>
          </table:table-cell>
          <table:table-cell table:style-name="Default" office:value-type="string" calcext:value-type="string">
            <text:p>Mgopx</text:p>
          </table:table-cell>
          <table:table-cell table:style-name="Default" office:value-type="string" calcext:value-type="string">
            <text:p>Alopx</text:p>
          </table:table-cell>
          <table:table-cell table:style-name="Default" office:value-type="string" calcext:value-type="string">
            <text:p>Siopx</text:p>
          </table:table-cell>
          <table:table-cell table:style-name="Default" office:value-type="string" calcext:value-type="string">
            <text:p>Cacpx</text:p>
          </table:table-cell>
          <table:table-cell table:style-name="Default" office:value-type="string" calcext:value-type="string">
            <text:p>Mgcpx</text:p>
          </table:table-cell>
          <table:table-cell table:style-name="Default" office:value-type="string" calcext:value-type="string">
            <text:p>Alcpx</text:p>
          </table:table-cell>
          <table:table-cell table:style-name="Default" office:value-type="string" calcext:value-type="string">
            <text:p>Sicpx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0.33" calcext:value-type="float">
            <text:p>0.33</text:p>
          </table:table-cell>
          <table:table-cell office:value-type="float" office:value="38.24" calcext:value-type="float">
            <text:p>38.24</text:p>
          </table:table-cell>
          <table:table-cell office:value-type="float" office:value="4.06" calcext:value-type="float">
            <text:p>4.06</text:p>
          </table:table-cell>
          <table:table-cell office:value-type="float" office:value="57.37" calcext:value-type="float">
            <text:p>57.37</text:p>
          </table:table-cell>
          <table:table-cell office:value-type="float" office:value="23.37" calcext:value-type="float">
            <text:p>23.37</text:p>
          </table:table-cell>
          <table:table-cell office:value-type="float" office:value="19.33" calcext:value-type="float">
            <text:p>19.33</text:p>
          </table:table-cell>
          <table:table-cell office:value-type="float" office:value="3.45" calcext:value-type="float">
            <text:p>3.45</text:p>
          </table:table-cell>
          <table:table-cell office:value-type="float" office:value="53.86" calcext:value-type="float">
            <text:p>53.86</text:p>
          </table:table-cell>
          <table:table-cell office:value-type="float" office:value="60" calcext:value-type="float">
            <text:p>60</text:p>
          </table:table-cell>
          <table:table-cell table:formula="of:=[.D4]/[.$K$2] + [.E4]/[.$L$2] + [.F4]/[.$M$2] + [.G4]/[.$N$2]" office:value-type="float" office:value="1.98919705895689" calcext:value-type="float">
            <text:p>1.98919705895689</text:p>
          </table:table-cell>
          <table:table-cell table:formula="of:=[.H4]/[.$K$2] + [.I4]/[.$L$2] + [.J4]/[.$M$2] + [.K4]/[.$N$2]" office:value-type="float" office:value="1.86049063800751" calcext:value-type="float">
            <text:p>1.86049063800751</text:p>
          </table:table-cell>
          <table:table-cell table:number-columns-repeated="3"/>
          <table:table-cell table:formula="of:=[.A4]" office:value-type="string" office:string-value="17a" calcext:value-type="string">
            <text:p>17a</text:p>
          </table:table-cell>
          <table:table-cell table:formula="of:=[.B4]" office:value-type="float" office:value="15" calcext:value-type="float">
            <text:p>15</text:p>
          </table:table-cell>
          <table:table-cell table:formula="of:=[.C4]" office:value-type="float" office:value="900" calcext:value-type="float">
            <text:p>900</text:p>
          </table:table-cell>
          <table:table-cell table:formula="of:=([.D4]/[.K$2])/[.$M4]" office:value-type="float" office:value="0.00295834119985753" calcext:value-type="float">
            <text:p>0.0030</text:p>
          </table:table-cell>
          <table:table-cell table:formula="of:=([.E4]/[.L$2])/[.$M4]" office:value-type="float" office:value="0.476966211847993" calcext:value-type="float">
            <text:p>0.4770</text:p>
          </table:table-cell>
          <table:table-cell table:formula="of:=([.F4]/[.M$2])/[.$M4]" office:value-type="float" office:value="0.0400357892085795" calcext:value-type="float">
            <text:p>0.0400</text:p>
          </table:table-cell>
          <table:table-cell table:formula="of:=([.G4]/[.N$2])/[.$M4]" office:value-type="float" office:value="0.48003965774357" calcext:value-type="float">
            <text:p>0.4800</text:p>
          </table:table-cell>
          <table:table-cell table:formula="of:=([.H4]/[.K$2])/[.$N4]" office:value-type="float" office:value="0.223997594152242" calcext:value-type="float">
            <text:p>0.2240</text:p>
          </table:table-cell>
          <table:table-cell table:formula="of:=([.I4]/[.L$2])/[.$N4]" office:value-type="float" office:value="0.257781593929874" calcext:value-type="float">
            <text:p>0.2578</text:p>
          </table:table-cell>
          <table:table-cell table:formula="of:=([.J4]/[.M$2])/[.$N4]" office:value-type="float" office:value="0.0363740596736818" calcext:value-type="float">
            <text:p>0.0364</text:p>
          </table:table-cell>
          <table:table-cell table:formula="of:=([.K4]/[.N$2])/[.$N4]" office:value-type="float" office:value="0.481846752244202" calcext:value-type="float">
            <text:p>0.4818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table:formula="of:=[.B4]" office:value-type="float" office:value="15" calcext:value-type="float">
            <text:p>15</text:p>
          </table:table-cell>
          <table:table-cell table:formula="of:=[.C4]" office:value-type="float" office:value="900" calcext:value-type="float">
            <text:p>900</text:p>
          </table:table-cell>
          <table:table-cell office:value-type="float" office:value="0.45" calcext:value-type="float">
            <text:p>0.45</text:p>
          </table:table-cell>
          <table:table-cell office:value-type="float" office:value="38.56" calcext:value-type="float">
            <text:p>38.56</text:p>
          </table:table-cell>
          <table:table-cell office:value-type="float" office:value="3.04" calcext:value-type="float">
            <text:p>3.04</text:p>
          </table:table-cell>
          <table:table-cell office:value-type="float" office:value="57.96" calcext:value-type="float">
            <text:p>57.96</text:p>
          </table:table-cell>
          <table:table-cell office:value-type="float" office:value="24.15" calcext:value-type="float">
            <text:p>24.15</text:p>
          </table:table-cell>
          <table:table-cell office:value-type="float" office:value="19.1" calcext:value-type="float">
            <text:p>19.1</text:p>
          </table:table-cell>
          <table:table-cell office:value-type="float" office:value="2.4" calcext:value-type="float">
            <text:p>2.4</text:p>
          </table:table-cell>
          <table:table-cell office:value-type="float" office:value="54.35" calcext:value-type="float">
            <text:p>54.35</text:p>
          </table:table-cell>
          <table:table-cell/>
          <table:table-cell table:formula="of:=[.D5]/[.$K$2] + [.E5]/[.$L$2] + [.F5]/[.$M$2] + [.G5]/[.$N$2]" office:value-type="float" office:value="1.9890889317169" calcext:value-type="float">
            <text:p>1.9890889317169</text:p>
          </table:table-cell>
          <table:table-cell table:formula="of:=[.H5]/[.$K$2] + [.I5]/[.$L$2] + [.J5]/[.$M$2] + [.K5]/[.$N$2]" office:value-type="float" office:value="1.85625289174987" calcext:value-type="float">
            <text:p>1.85625289174987</text:p>
          </table:table-cell>
          <table:table-cell table:number-columns-repeated="3"/>
          <table:table-cell table:formula="of:=[.A5]" office:value-type="string" office:string-value="17b" calcext:value-type="string">
            <text:p>17b</text:p>
          </table:table-cell>
          <table:table-cell table:formula="of:=[.B5]" office:value-type="float" office:value="15" calcext:value-type="float">
            <text:p>15</text:p>
          </table:table-cell>
          <table:table-cell table:formula="of:=[.C5]" office:value-type="float" office:value="900" calcext:value-type="float">
            <text:p>900</text:p>
          </table:table-cell>
          <table:table-cell table:formula="of:=([.D5]/[.K$2])/[.$M5]" office:value-type="float" office:value="0.0040343209306759" calcext:value-type="float">
            <text:p>0.0040</text:p>
          </table:table-cell>
          <table:table-cell table:formula="of:=([.E5]/[.L$2])/[.$M5]" office:value-type="float" office:value="0.48098370584254" calcext:value-type="float">
            <text:p>0.4810</text:p>
          </table:table-cell>
          <table:table-cell table:formula="of:=([.F5]/[.M$2])/[.$M5]" office:value-type="float" office:value="0.0299791663317191" calcext:value-type="float">
            <text:p>0.0300</text:p>
          </table:table-cell>
          <table:table-cell table:formula="of:=([.G5]/[.N$2])/[.$M5]" office:value-type="float" office:value="0.485002806895065" calcext:value-type="float">
            <text:p>0.4850</text:p>
          </table:table-cell>
          <table:table-cell table:formula="of:=([.H5]/[.K$2])/[.$N5]" office:value-type="float" office:value="0.232002210202526" calcext:value-type="float">
            <text:p>0.2320</text:p>
          </table:table-cell>
          <table:table-cell table:formula="of:=([.I5]/[.L$2])/[.$N5]" office:value-type="float" office:value="0.255295855044204" calcext:value-type="float">
            <text:p>0.2553</text:p>
          </table:table-cell>
          <table:table-cell table:formula="of:=([.J5]/[.M$2])/[.$N5]" office:value-type="float" office:value="0.025361460940544" calcext:value-type="float">
            <text:p>0.0254</text:p>
          </table:table-cell>
          <table:table-cell table:formula="of:=([.K5]/[.N$2])/[.$N5]" office:value-type="float" office:value="0.487340473812726" calcext:value-type="float">
            <text:p>0.4873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.34" calcext:value-type="float">
            <text:p>0.34</text:p>
          </table:table-cell>
          <table:table-cell office:value-type="float" office:value="38.89" calcext:value-type="float">
            <text:p>38.89</text:p>
          </table:table-cell>
          <table:table-cell office:value-type="float" office:value="2.43" calcext:value-type="float">
            <text:p>2.43</text:p>
          </table:table-cell>
          <table:table-cell office:value-type="float" office:value="58.34" calcext:value-type="float">
            <text:p>58.34</text:p>
          </table:table-cell>
          <table:table-cell office:value-type="float" office:value="24.19" calcext:value-type="float">
            <text:p>24.19</text:p>
          </table:table-cell>
          <table:table-cell office:value-type="float" office:value="19.37" calcext:value-type="float">
            <text:p>19.37</text:p>
          </table:table-cell>
          <table:table-cell office:value-type="float" office:value="1.65" calcext:value-type="float">
            <text:p>1.65</text:p>
          </table:table-cell>
          <table:table-cell office:value-type="float" office:value="54.79" calcext:value-type="float">
            <text:p>54.79</text:p>
          </table:table-cell>
          <table:table-cell office:value-type="float" office:value="90" calcext:value-type="float">
            <text:p>90</text:p>
          </table:table-cell>
          <table:table-cell table:formula="of:=[.D6]/[.$K$2] + [.E6]/[.$L$2] + [.F6]/[.$M$2] + [.G6]/[.$N$2]" office:value-type="float" office:value="1.98967447232091" calcext:value-type="float">
            <text:p>1.98967447232091</text:p>
          </table:table-cell>
          <table:table-cell table:formula="of:=[.H6]/[.$K$2] + [.I6]/[.$L$2] + [.J6]/[.$M$2] + [.K6]/[.$N$2]" office:value-type="float" office:value="1.85627712898337" calcext:value-type="float">
            <text:p>1.85627712898337</text:p>
          </table:table-cell>
          <table:table-cell table:number-columns-repeated="3"/>
          <table:table-cell table:formula="of:=[.A6]" office:value-type="string" office:string-value="18a" calcext:value-type="string">
            <text:p>18a</text:p>
          </table:table-cell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900" calcext:value-type="float">
            <text:p>900</text:p>
          </table:table-cell>
          <table:table-cell table:formula="of:=([.D6]/[.K$2])/[.$M6]" office:value-type="float" office:value="0.00304725655201257" calcext:value-type="float">
            <text:p>0.0030</text:p>
          </table:table-cell>
          <table:table-cell table:formula="of:=([.E6]/[.L$2])/[.$M6]" office:value-type="float" office:value="0.484957248392722" calcext:value-type="float">
            <text:p>0.4850</text:p>
          </table:table-cell>
          <table:table-cell table:formula="of:=([.F6]/[.M$2])/[.$M6]" office:value-type="float" office:value="0.0239565576872526" calcext:value-type="float">
            <text:p>0.0240</text:p>
          </table:table-cell>
          <table:table-cell table:formula="of:=([.G6]/[.N$2])/[.$M6]" office:value-type="float" office:value="0.488038937368013" calcext:value-type="float">
            <text:p>0.4880</text:p>
          </table:table-cell>
          <table:table-cell table:formula="of:=([.H6]/[.K$2])/[.$N6]" office:value-type="float" office:value="0.232383444625569" calcext:value-type="float">
            <text:p>0.2324</text:p>
          </table:table-cell>
          <table:table-cell table:formula="of:=([.I6]/[.L$2])/[.$N6]" office:value-type="float" office:value="0.25890136883554" calcext:value-type="float">
            <text:p>0.2589</text:p>
          </table:table-cell>
          <table:table-cell table:formula="of:=([.J6]/[.M$2])/[.$N6]" office:value-type="float" office:value="0.0174357767363769" calcext:value-type="float">
            <text:p>0.0174</text:p>
          </table:table-cell>
          <table:table-cell table:formula="of:=([.K6]/[.N$2])/[.$N6]" office:value-type="float" office:value="0.491279409802514" calcext:value-type="float">
            <text:p>0.4913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900" calcext:value-type="float">
            <text:p>900</text:p>
          </table:table-cell>
          <table:table-cell office:value-type="float" office:value="0.5" calcext:value-type="float">
            <text:p>0.5</text:p>
          </table:table-cell>
          <table:table-cell office:value-type="float" office:value="39.05" calcext:value-type="float">
            <text:p>39.05</text:p>
          </table:table-cell>
          <table:table-cell office:value-type="float" office:value="1.77" calcext:value-type="float">
            <text:p>1.77</text:p>
          </table:table-cell>
          <table:table-cell office:value-type="float" office:value="58.67" calcext:value-type="float">
            <text:p>58.67</text:p>
          </table:table-cell>
          <table:table-cell office:value-type="float" office:value="24.64" calcext:value-type="float">
            <text:p>24.64</text:p>
          </table:table-cell>
          <table:table-cell office:value-type="float" office:value="19.11" calcext:value-type="float">
            <text:p>19.11</text:p>
          </table:table-cell>
          <table:table-cell office:value-type="float" office:value="1.35" calcext:value-type="float">
            <text:p>1.35</text:p>
          </table:table-cell>
          <table:table-cell office:value-type="float" office:value="54.9" calcext:value-type="float">
            <text:p>54.9</text:p>
          </table:table-cell>
          <table:table-cell/>
          <table:table-cell table:formula="of:=[.D7]/[.$K$2] + [.E7]/[.$L$2] + [.F7]/[.$M$2] + [.G7]/[.$N$2]" office:value-type="float" office:value="1.98904388454656" calcext:value-type="float">
            <text:p>1.98904388454656</text:p>
          </table:table-cell>
          <table:table-cell table:formula="of:=[.H7]/[.$K$2] + [.I7]/[.$L$2] + [.J7]/[.$M$2] + [.K7]/[.$N$2]" office:value-type="float" office:value="1.85379707500048" calcext:value-type="float">
            <text:p>1.85379707500048</text:p>
          </table:table-cell>
          <table:table-cell table:number-columns-repeated="3"/>
          <table:table-cell table:formula="of:=[.A7]" office:value-type="string" office:string-value="18b" calcext:value-type="string">
            <text:p>18b</text:p>
          </table:table-cell>
          <table:table-cell table:formula="of:=[.B7]" office:value-type="float" office:value="20" calcext:value-type="float">
            <text:p>20</text:p>
          </table:table-cell>
          <table:table-cell table:formula="of:=[.C7]" office:value-type="float" office:value="900" calcext:value-type="float">
            <text:p>900</text:p>
          </table:table-cell>
          <table:table-cell table:formula="of:=([.D7]/[.K$2])/[.$M7]" office:value-type="float" office:value="0.00448268033173951" calcext:value-type="float">
            <text:p>0.0045</text:p>
          </table:table-cell>
          <table:table-cell table:formula="of:=([.E7]/[.L$2])/[.$M7]" office:value-type="float" office:value="0.487106822891308" calcext:value-type="float">
            <text:p>0.4871</text:p>
          </table:table-cell>
          <table:table-cell table:formula="of:=([.F7]/[.M$2])/[.$M7]" office:value-type="float" office:value="0.0174553704481015" calcext:value-type="float">
            <text:p>0.0175</text:p>
          </table:table-cell>
          <table:table-cell table:formula="of:=([.G7]/[.N$2])/[.$M7]" office:value-type="float" office:value="0.490955126328851" calcext:value-type="float">
            <text:p>0.4910</text:p>
          </table:table-cell>
          <table:table-cell table:formula="of:=([.H7]/[.K$2])/[.$N7]" office:value-type="float" office:value="0.237023082217834" calcext:value-type="float">
            <text:p>0.2370</text:p>
          </table:table-cell>
          <table:table-cell table:formula="of:=([.I7]/[.L$2])/[.$N7]" office:value-type="float" office:value="0.255767897921683" calcext:value-type="float">
            <text:p>0.2558</text:p>
          </table:table-cell>
          <table:table-cell table:formula="of:=([.J7]/[.M$2])/[.$N7]" office:value-type="float" office:value="0.014284720419334" calcext:value-type="float">
            <text:p>0.0143</text:p>
          </table:table-cell>
          <table:table-cell table:formula="of:=([.K7]/[.N$2])/[.$N7]" office:value-type="float" office:value="0.492924299441149" calcext:value-type="float">
            <text:p>0.4929</text:p>
          </table:table-cell>
        </table:table-row>
        <table:table-row table:style-name="ro1">
          <table:table-cell office:value-type="string" calcext:value-type="string">
            <text:p>19a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0.45" calcext:value-type="float">
            <text:p>0.45</text:p>
          </table:table-cell>
          <table:table-cell office:value-type="float" office:value="39.06" calcext:value-type="float">
            <text:p>39.06</text:p>
          </table:table-cell>
          <table:table-cell office:value-type="float" office:value="1.77" calcext:value-type="float">
            <text:p>1.77</text:p>
          </table:table-cell>
          <table:table-cell office:value-type="float" office:value="58.71" calcext:value-type="float">
            <text:p>58.71</text:p>
          </table:table-cell>
          <table:table-cell office:value-type="float" office:value="24.31" calcext:value-type="float">
            <text:p>24.31</text:p>
          </table:table-cell>
          <table:table-cell office:value-type="float" office:value="19.47" calcext:value-type="float">
            <text:p>19.47</text:p>
          </table:table-cell>
          <table:table-cell office:value-type="float" office:value="1.15" calcext:value-type="float">
            <text:p>1.15</text:p>
          </table:table-cell>
          <table:table-cell office:value-type="float" office:value="55.07" calcext:value-type="float">
            <text:p>55.07</text:p>
          </table:table-cell>
          <table:table-cell office:value-type="float" office:value="93" calcext:value-type="float">
            <text:p>93</text:p>
          </table:table-cell>
          <table:table-cell table:formula="of:=[.D8]/[.$K$2] + [.E8]/[.$L$2] + [.F8]/[.$M$2] + [.G8]/[.$N$2]" office:value-type="float" office:value="1.9890661505866" calcext:value-type="float">
            <text:p>1.9890661505866</text:p>
          </table:table-cell>
          <table:table-cell table:formula="of:=[.H8]/[.$K$2] + [.I8]/[.$L$2] + [.J8]/[.$M$2] + [.K8]/[.$N$2]" office:value-type="float" office:value="1.85575083214386" calcext:value-type="float">
            <text:p>1.85575083214386</text:p>
          </table:table-cell>
          <table:table-cell table:number-columns-repeated="3"/>
          <table:table-cell table:formula="of:=[.A8]" office:value-type="string" office:string-value="19a" calcext:value-type="string">
            <text:p>19a</text:p>
          </table:table-cell>
          <table:table-cell table:formula="of:=[.B8]" office:value-type="float" office:value="25" calcext:value-type="float">
            <text:p>25</text:p>
          </table:table-cell>
          <table:table-cell table:formula="of:=[.C8]" office:value-type="float" office:value="900" calcext:value-type="float">
            <text:p>900</text:p>
          </table:table-cell>
          <table:table-cell table:formula="of:=([.D8]/[.K$2])/[.$M8]" office:value-type="float" office:value="0.00403436713647491" calcext:value-type="float">
            <text:p>0.0040</text:p>
          </table:table-cell>
          <table:table-cell table:formula="of:=([.E8]/[.L$2])/[.$M8]" office:value-type="float" office:value="0.487226107978225" calcext:value-type="float">
            <text:p>0.4872</text:p>
          </table:table-cell>
          <table:table-cell table:formula="of:=([.F8]/[.M$2])/[.$M8]" office:value-type="float" office:value="0.01745517504888" calcext:value-type="float">
            <text:p>0.0175</text:p>
          </table:table-cell>
          <table:table-cell table:formula="of:=([.G8]/[.N$2])/[.$M8]" office:value-type="float" office:value="0.49128434983642" calcext:value-type="float">
            <text:p>0.4913</text:p>
          </table:table-cell>
          <table:table-cell table:formula="of:=([.H8]/[.K$2])/[.$N8]" office:value-type="float" office:value="0.233602467206259" calcext:value-type="float">
            <text:p>0.2336</text:p>
          </table:table-cell>
          <table:table-cell table:formula="of:=([.I8]/[.L$2])/[.$N8]" office:value-type="float" office:value="0.260311783215327" calcext:value-type="float">
            <text:p>0.2603</text:p>
          </table:table-cell>
          <table:table-cell table:formula="of:=([.J8]/[.M$2])/[.$N8]" office:value-type="float" office:value="0.0121556544332394" calcext:value-type="float">
            <text:p>0.0122</text:p>
          </table:table-cell>
          <table:table-cell table:formula="of:=([.K8]/[.N$2])/[.$N8]" office:value-type="float" office:value="0.493930095145174" calcext:value-type="float">
            <text:p>0.4939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table:formula="of:=[.B8]" office:value-type="float" office:value="25" calcext:value-type="float">
            <text:p>25</text:p>
          </table:table-cell>
          <table:table-cell table:formula="of:=[.C8]" office:value-type="float" office:value="900" calcext:value-type="float">
            <text:p>900</text:p>
          </table:table-cell>
          <table:table-cell office:value-type="float" office:value="0.45" calcext:value-type="float">
            <text:p>0.45</text:p>
          </table:table-cell>
          <table:table-cell office:value-type="float" office:value="39.31" calcext:value-type="float">
            <text:p>39.31</text:p>
          </table:table-cell>
          <table:table-cell office:value-type="float" office:value="1.17" calcext:value-type="float">
            <text:p>1.17</text:p>
          </table:table-cell>
          <table:table-cell office:value-type="float" office:value="59.08" calcext:value-type="float">
            <text:p>59.08</text:p>
          </table:table-cell>
          <table:table-cell office:value-type="float" office:value="24.62" calcext:value-type="float">
            <text:p>24.62</text:p>
          </table:table-cell>
          <table:table-cell office:value-type="float" office:value="19.25" calcext:value-type="float">
            <text:p>19.25</text:p>
          </table:table-cell>
          <table:table-cell office:value-type="float" office:value="1.05" calcext:value-type="float">
            <text:p>1.05</text:p>
          </table:table-cell>
          <table:table-cell office:value-type="float" office:value="55.08" calcext:value-type="float">
            <text:p>55.08</text:p>
          </table:table-cell>
          <table:table-cell/>
          <table:table-cell table:formula="of:=[.D9]/[.$K$2] + [.E9]/[.$L$2] + [.F9]/[.$M$2] + [.G9]/[.$N$2]" office:value-type="float" office:value="1.98965808139393" calcext:value-type="float">
            <text:p>1.98965808139393</text:p>
          </table:table-cell>
          <table:table-cell table:formula="of:=[.H9]/[.$K$2] + [.I9]/[.$L$2] + [.J9]/[.$M$2] + [.K9]/[.$N$2]" office:value-type="float" office:value="1.85402533592098" calcext:value-type="float">
            <text:p>1.85402533592098</text:p>
          </table:table-cell>
          <table:table-cell table:number-columns-repeated="3"/>
          <table:table-cell table:formula="of:=[.A9]" office:value-type="string" office:string-value="19b" calcext:value-type="string">
            <text:p>19b</text:p>
          </table:table-cell>
          <table:table-cell table:formula="of:=[.B9]" office:value-type="float" office:value="25" calcext:value-type="float">
            <text:p>25</text:p>
          </table:table-cell>
          <table:table-cell table:formula="of:=[.C9]" office:value-type="float" office:value="900" calcext:value-type="float">
            <text:p>900</text:p>
          </table:table-cell>
          <table:table-cell table:formula="of:=([.D9]/[.K$2])/[.$M9]" office:value-type="float" office:value="0.00403316689698731" calcext:value-type="float">
            <text:p>0.0040</text:p>
          </table:table-cell>
          <table:table-cell table:formula="of:=([.E9]/[.L$2])/[.$M9]" office:value-type="float" office:value="0.490198675289588" calcext:value-type="float">
            <text:p>0.4902</text:p>
          </table:table-cell>
          <table:table-cell table:formula="of:=([.F9]/[.M$2])/[.$M9]" office:value-type="float" office:value="0.0115347339095273" calcext:value-type="float">
            <text:p>0.0115</text:p>
          </table:table-cell>
          <table:table-cell table:formula="of:=([.G9]/[.N$2])/[.$M9]" office:value-type="float" office:value="0.494233423903897" calcext:value-type="float">
            <text:p>0.4942</text:p>
          </table:table-cell>
          <table:table-cell table:formula="of:=([.H9]/[.K$2])/[.$N9]" office:value-type="float" office:value="0.23680153561058" calcext:value-type="float">
            <text:p>0.2368</text:p>
          </table:table-cell>
          <table:table-cell table:formula="of:=([.I9]/[.L$2])/[.$N9]" office:value-type="float" office:value="0.257609935503117" calcext:value-type="float">
            <text:p>0.2576</text:p>
          </table:table-cell>
          <table:table-cell table:formula="of:=([.J9]/[.M$2])/[.$N9]" office:value-type="float" office:value="0.0111089702391225" calcext:value-type="float">
            <text:p>0.0111</text:p>
          </table:table-cell>
          <table:table-cell table:formula="of:=([.K9]/[.N$2])/[.$N9]" office:value-type="float" office:value="0.49447955864718" calcext:value-type="float">
            <text:p>0.4945</text:p>
          </table:table-cell>
        </table:table-row>
        <table:table-row table:style-name="ro1">
          <table:table-cell office:value-type="string" calcext:value-type="string">
            <text:p>20a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0.33" calcext:value-type="float">
            <text:p>0.33</text:p>
          </table:table-cell>
          <table:table-cell office:value-type="float" office:value="39.36" calcext:value-type="float">
            <text:p>39.36</text:p>
          </table:table-cell>
          <table:table-cell office:value-type="float" office:value="1.27" calcext:value-type="float">
            <text:p>1.27</text:p>
          </table:table-cell>
          <table:table-cell office:value-type="float" office:value="59.04" calcext:value-type="float">
            <text:p>59.04</text:p>
          </table:table-cell>
          <table:table-cell office:value-type="float" office:value="24.02" calcext:value-type="float">
            <text:p>24.02</text:p>
          </table:table-cell>
          <table:table-cell office:value-type="float" office:value="19.78" calcext:value-type="float">
            <text:p>19.78</text:p>
          </table:table-cell>
          <table:table-cell office:value-type="float" office:value="1" calcext:value-type="float">
            <text:p>1</text:p>
          </table:table-cell>
          <table:table-cell office:value-type="float" office:value="55.21" calcext:value-type="float">
            <text:p>55.21</text:p>
          </table:table-cell>
          <table:table-cell office:value-type="float" office:value="98" calcext:value-type="float">
            <text:p>98</text:p>
          </table:table-cell>
          <table:table-cell table:formula="of:=[.D10]/[.$K$2] + [.E10]/[.$L$2] + [.F10]/[.$M$2] + [.G10]/[.$N$2]" office:value-type="float" office:value="1.9900545158303" calcext:value-type="float">
            <text:p>1.9900545158303</text:p>
          </table:table-cell>
          <table:table-cell table:formula="of:=[.H10]/[.$K$2] + [.I10]/[.$L$2] + [.J10]/[.$M$2] + [.K10]/[.$N$2]" office:value-type="float" office:value="1.85765877233002" calcext:value-type="float">
            <text:p>1.85765877233002</text:p>
          </table:table-cell>
          <table:table-cell table:number-columns-repeated="3"/>
          <table:table-cell table:formula="of:=[.A10]" office:value-type="string" office:string-value="20a" calcext:value-type="string">
            <text:p>20a</text:p>
          </table:table-cell>
          <table:table-cell table:formula="of:=[.B10]" office:value-type="float" office:value="30" calcext:value-type="float">
            <text:p>30</text:p>
          </table:table-cell>
          <table:table-cell table:formula="of:=[.C10]" office:value-type="float" office:value="900" calcext:value-type="float">
            <text:p>900</text:p>
          </table:table-cell>
          <table:table-cell table:formula="of:=([.D10]/[.K$2])/[.$M10]" office:value-type="float" office:value="0.00295706653628649" calcext:value-type="float">
            <text:p>0.0030</text:p>
          </table:table-cell>
          <table:table-cell table:formula="of:=([.E10]/[.L$2])/[.$M10]" office:value-type="float" office:value="0.490724403454081" calcext:value-type="float">
            <text:p>0.4907</text:p>
          </table:table-cell>
          <table:table-cell table:formula="of:=([.F10]/[.M$2])/[.$M10]" office:value-type="float" office:value="0.0125181143994127" calcext:value-type="float">
            <text:p>0.0125</text:p>
          </table:table-cell>
          <table:table-cell table:formula="of:=([.G10]/[.N$2])/[.$M10]" office:value-type="float" office:value="0.49380041561022" calcext:value-type="float">
            <text:p>0.4938</text:p>
          </table:table-cell>
          <table:table-cell table:formula="of:=([.H10]/[.K$2])/[.$N10]" office:value-type="float" office:value="0.230578702346659" calcext:value-type="float">
            <text:p>0.2306</text:p>
          </table:table-cell>
          <table:table-cell table:formula="of:=([.I10]/[.L$2])/[.$N10]" office:value-type="float" office:value="0.264184834996472" calcext:value-type="float">
            <text:p>0.2642</text:p>
          </table:table-cell>
          <table:table-cell table:formula="of:=([.J10]/[.M$2])/[.$N10]" office:value-type="float" office:value="0.0105592780527265" calcext:value-type="float">
            <text:p>0.0106</text:p>
          </table:table-cell>
          <table:table-cell table:formula="of:=([.K10]/[.N$2])/[.$N10]" office:value-type="float" office:value="0.494677184604142" calcext:value-type="float">
            <text:p>0.4947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table:formula="of:=[.B10]" office:value-type="float" office:value="30" calcext:value-type="float">
            <text:p>30</text:p>
          </table:table-cell>
          <table:table-cell table:formula="of:=[.C10]" office:value-type="float" office:value="900" calcext:value-type="float">
            <text:p>900</text:p>
          </table:table-cell>
          <table:table-cell office:value-type="float" office:value="0.56" calcext:value-type="float">
            <text:p>0.56</text:p>
          </table:table-cell>
          <table:table-cell office:value-type="float" office:value="39.3" calcext:value-type="float">
            <text:p>39.3</text:p>
          </table:table-cell>
          <table:table-cell office:value-type="float" office:value="0.96" calcext:value-type="float">
            <text:p>0.96</text:p>
          </table:table-cell>
          <table:table-cell office:value-type="float" office:value="59.18" calcext:value-type="float">
            <text:p>59.18</text:p>
          </table:table-cell>
          <table:table-cell office:value-type="float" office:value="24.72" calcext:value-type="float">
            <text:p>24.72</text:p>
          </table:table-cell>
          <table:table-cell office:value-type="float" office:value="19.25" calcext:value-type="float">
            <text:p>19.25</text:p>
          </table:table-cell>
          <table:table-cell office:value-type="float" office:value="0.85" calcext:value-type="float">
            <text:p>0.85</text:p>
          </table:table-cell>
          <table:table-cell office:value-type="float" office:value="55.18" calcext:value-type="float">
            <text:p>55.18</text:p>
          </table:table-cell>
          <table:table-cell/>
          <table:table-cell table:formula="of:=[.D11]/[.$K$2] + [.E11]/[.$L$2] + [.F11]/[.$M$2] + [.G11]/[.$N$2]" office:value-type="float" office:value="1.98891672901089" calcext:value-type="float">
            <text:p>1.98891672901089</text:p>
          </table:table-cell>
          <table:table-cell table:formula="of:=[.H11]/[.$K$2] + [.I11]/[.$L$2] + [.J11]/[.$M$2] + [.K11]/[.$N$2]" office:value-type="float" office:value="1.85354992580367" calcext:value-type="float">
            <text:p>1.85354992580367</text:p>
          </table:table-cell>
          <table:table-cell table:number-columns-repeated="3"/>
          <table:table-cell table:formula="of:=[.A11]" office:value-type="string" office:string-value="20b" calcext:value-type="string">
            <text:p>20b</text:p>
          </table:table-cell>
          <table:table-cell table:formula="of:=[.B11]" office:value-type="float" office:value="30" calcext:value-type="float">
            <text:p>30</text:p>
          </table:table-cell>
          <table:table-cell table:formula="of:=[.C11]" office:value-type="float" office:value="900" calcext:value-type="float">
            <text:p>900</text:p>
          </table:table-cell>
          <table:table-cell table:formula="of:=([.D11]/[.K$2])/[.$M11]" office:value-type="float" office:value="0.00502092294895457" calcext:value-type="float">
            <text:p>0.0050</text:p>
          </table:table-cell>
          <table:table-cell table:formula="of:=([.E11]/[.L$2])/[.$M11]" office:value-type="float" office:value="0.49025664558353" calcext:value-type="float">
            <text:p>0.4903</text:p>
          </table:table-cell>
          <table:table-cell table:formula="of:=([.F11]/[.M$2])/[.$M11]" office:value-type="float" office:value="0.00946792483027647" calcext:value-type="float">
            <text:p>0.0095</text:p>
          </table:table-cell>
          <table:table-cell table:formula="of:=([.G11]/[.N$2])/[.$M11]" office:value-type="float" office:value="0.495254506637239" calcext:value-type="float">
            <text:p>0.4953</text:p>
          </table:table-cell>
          <table:table-cell table:formula="of:=([.H11]/[.K$2])/[.$N11]" office:value-type="float" office:value="0.237824344545737" calcext:value-type="float">
            <text:p>0.2378</text:p>
          </table:table-cell>
          <table:table-cell table:formula="of:=([.I11]/[.L$2])/[.$N11]" office:value-type="float" office:value="0.257676008916061" calcext:value-type="float">
            <text:p>0.2577</text:p>
          </table:table-cell>
          <table:table-cell table:formula="of:=([.J11]/[.M$2])/[.$N11]" office:value-type="float" office:value="0.00899528248275922" calcext:value-type="float">
            <text:p>0.0090</text:p>
          </table:table-cell>
          <table:table-cell table:formula="of:=([.K11]/[.N$2])/[.$N11]" office:value-type="float" office:value="0.495504364055443" calcext:value-type="float">
            <text:p>0.4955</text:p>
          </table:table-cell>
        </table:table-row>
        <table:table-row table:style-name="ro1">
          <table:table-cell office:value-type="string" calcext:value-type="string">
            <text:p>21a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78" calcext:value-type="float">
            <text:p>0.78</text:p>
          </table:table-cell>
          <table:table-cell office:value-type="float" office:value="36.81" calcext:value-type="float">
            <text:p>36.81</text:p>
          </table:table-cell>
          <table:table-cell office:value-type="float" office:value="6.69" calcext:value-type="float">
            <text:p>6.69</text:p>
          </table:table-cell>
          <table:table-cell office:value-type="float" office:value="55.72" calcext:value-type="float">
            <text:p>55.72</text:p>
          </table:table-cell>
          <table:table-cell office:value-type="float" office:value="23.41" calcext:value-type="float">
            <text:p>23.41</text:p>
          </table:table-cell>
          <table:table-cell office:value-type="float" office:value="18.59" calcext:value-type="float">
            <text:p>18.59</text:p>
          </table:table-cell>
          <table:table-cell office:value-type="float" office:value="5.2" calcext:value-type="float">
            <text:p>5.2</text:p>
          </table:table-cell>
          <table:table-cell office:value-type="float" office:value="52.8" calcext:value-type="float">
            <text:p>52.8</text:p>
          </table:table-cell>
          <table:table-cell office:value-type="float" office:value="82" calcext:value-type="float">
            <text:p>82</text:p>
          </table:table-cell>
          <table:table-cell table:formula="of:=[.D12]/[.$K$2] + [.E12]/[.$L$2] + [.F12]/[.$M$2] + [.G12]/[.$N$2]" office:value-type="float" office:value="1.98586716106465" calcext:value-type="float">
            <text:p>1.98586716106465</text:p>
          </table:table-cell>
          <table:table-cell table:formula="of:=[.H12]/[.$K$2] + [.I12]/[.$L$2] + [.J12]/[.$M$2] + [.K12]/[.$N$2]" office:value-type="float" office:value="1.85952770421276" calcext:value-type="float">
            <text:p>1.85952770421276</text:p>
          </table:table-cell>
          <table:table-cell table:number-columns-repeated="3"/>
          <table:table-cell table:formula="of:=[.A12]" office:value-type="string" office:string-value="21a" calcext:value-type="string">
            <text:p>21a</text:p>
          </table:table-cell>
          <table:table-cell table:formula="of:=[.B12]" office:value-type="float" office:value="16" calcext:value-type="float">
            <text:p>16</text:p>
          </table:table-cell>
          <table:table-cell table:formula="of:=[.C12]" office:value-type="float" office:value="1000" calcext:value-type="float">
            <text:p>1000</text:p>
          </table:table-cell>
          <table:table-cell table:formula="of:=([.D12]/[.K$2])/[.$M12]" office:value-type="float" office:value="0.00700416774951446" calcext:value-type="float">
            <text:p>0.0070</text:p>
          </table:table-cell>
          <table:table-cell table:formula="of:=([.E12]/[.L$2])/[.$M12]" office:value-type="float" office:value="0.459899738771578" calcext:value-type="float">
            <text:p>0.4599</text:p>
          </table:table-cell>
          <table:table-cell table:formula="of:=([.F12]/[.M$2])/[.$M12]" office:value-type="float" office:value="0.06608092177334" calcext:value-type="float">
            <text:p>0.0661</text:p>
          </table:table-cell>
          <table:table-cell table:formula="of:=([.G12]/[.N$2])/[.$M12]" office:value-type="float" office:value="0.467015171705567" calcext:value-type="float">
            <text:p>0.4670</text:p>
          </table:table-cell>
          <table:table-cell table:formula="of:=([.H12]/[.K$2])/[.$N12]" office:value-type="float" office:value="0.224497180516707" calcext:value-type="float">
            <text:p>0.2245</text:p>
          </table:table-cell>
          <table:table-cell table:formula="of:=([.I12]/[.L$2])/[.$N12]" office:value-type="float" office:value="0.248041458500442" calcext:value-type="float">
            <text:p>0.2480</text:p>
          </table:table-cell>
          <table:table-cell table:formula="of:=([.J12]/[.M$2])/[.$N12]" office:value-type="float" office:value="0.0548530599411545" calcext:value-type="float">
            <text:p>0.0549</text:p>
          </table:table-cell>
          <table:table-cell table:formula="of:=([.K12]/[.N$2])/[.$N12]" office:value-type="float" office:value="0.472608301041697" calcext:value-type="float">
            <text:p>0.4726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table:formula="of:=[.B12]" office:value-type="float" office:value="16" calcext:value-type="float">
            <text:p>16</text:p>
          </table:table-cell>
          <table:table-cell table:formula="of:=[.C12]"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office:value-type="float" office:value="38.01" calcext:value-type="float">
            <text:p>38.01</text:p>
          </table:table-cell>
          <table:table-cell office:value-type="float" office:value="3.65" calcext:value-type="float">
            <text:p>3.65</text:p>
          </table:table-cell>
          <table:table-cell office:value-type="float" office:value="57.53" calcext:value-type="float">
            <text:p>57.53</text:p>
          </table:table-cell>
          <table:table-cell office:value-type="float" office:value="24.06" calcext:value-type="float">
            <text:p>24.06</text:p>
          </table:table-cell>
          <table:table-cell office:value-type="float" office:value="18.73" calcext:value-type="float">
            <text:p>18.73</text:p>
          </table:table-cell>
          <table:table-cell office:value-type="float" office:value="3.5" calcext:value-type="float">
            <text:p>3.5</text:p>
          </table:table-cell>
          <table:table-cell office:value-type="float" office:value="53.71" calcext:value-type="float">
            <text:p>53.71</text:p>
          </table:table-cell>
          <table:table-cell/>
          <table:table-cell table:formula="of:=[.D13]/[.$K$2] + [.E13]/[.$L$2] + [.F13]/[.$M$2] + [.G13]/[.$N$2]" office:value-type="float" office:value="1.98667083025033" calcext:value-type="float">
            <text:p>1.98667083025033</text:p>
          </table:table-cell>
          <table:table-cell table:formula="of:=[.H13]/[.$K$2] + [.I13]/[.$L$2] + [.J13]/[.$M$2] + [.K13]/[.$N$2]" office:value-type="float" office:value="1.85639245365907" calcext:value-type="float">
            <text:p>1.85639245365907</text:p>
          </table:table-cell>
          <table:table-cell table:number-columns-repeated="3"/>
          <table:table-cell table:formula="of:=[.A13]" office:value-type="string" office:string-value="21b" calcext:value-type="string">
            <text:p>21b</text:p>
          </table:table-cell>
          <table:table-cell table:formula="of:=[.B13]" office:value-type="float" office:value="16" calcext:value-type="float">
            <text:p>16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([.D13]/[.K$2])/[.$M13]" office:value-type="float" office:value="0.0072706164395348" calcext:value-type="float">
            <text:p>0.0073</text:p>
          </table:table-cell>
          <table:table-cell table:formula="of:=([.E13]/[.L$2])/[.$M13]" office:value-type="float" office:value="0.474700286776436" calcext:value-type="float">
            <text:p>0.4747</text:p>
          </table:table-cell>
          <table:table-cell table:formula="of:=([.F13]/[.M$2])/[.$M13]" office:value-type="float" office:value="0.0360385341647232" calcext:value-type="float">
            <text:p>0.0360</text:p>
          </table:table-cell>
          <table:table-cell table:formula="of:=([.G13]/[.N$2])/[.$M13]" office:value-type="float" office:value="0.481990562619306" calcext:value-type="float">
            <text:p>0.4820</text:p>
          </table:table-cell>
          <table:table-cell table:formula="of:=([.H13]/[.K$2])/[.$N13]" office:value-type="float" office:value="0.23112022897587" calcext:value-type="float">
            <text:p>0.2311</text:p>
          </table:table-cell>
          <table:table-cell table:formula="of:=([.I13]/[.L$2])/[.$N13]" office:value-type="float" office:value="0.250331512132816" calcext:value-type="float">
            <text:p>0.2503</text:p>
          </table:table-cell>
          <table:table-cell table:formula="of:=([.J13]/[.M$2])/[.$N13]" office:value-type="float" office:value="0.0369826833378337" calcext:value-type="float">
            <text:p>0.0370</text:p>
          </table:table-cell>
          <table:table-cell table:formula="of:=([.K13]/[.N$2])/[.$N13]" office:value-type="float" office:value="0.481565575553481" calcext:value-type="float">
            <text:p>0.4816</text:p>
          </table:table-cell>
        </table:table-row>
        <table:table-row table:style-name="ro1">
          <table:table-cell office:value-type="string" calcext:value-type="string">
            <text:p>22a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53" calcext:value-type="float">
            <text:p>0.53</text:p>
          </table:table-cell>
          <table:table-cell office:value-type="float" office:value="38.18" calcext:value-type="float">
            <text:p>38.18</text:p>
          </table:table-cell>
          <table:table-cell office:value-type="float" office:value="3.8" calcext:value-type="float">
            <text:p>3.8</text:p>
          </table:table-cell>
          <table:table-cell office:value-type="float" office:value="57.49" calcext:value-type="float">
            <text:p>57.49</text:p>
          </table:table-cell>
          <table:table-cell office:value-type="float" office:value="23.14" calcext:value-type="float">
            <text:p>23.14</text:p>
          </table:table-cell>
          <table:table-cell office:value-type="float" office:value="19.76" calcext:value-type="float">
            <text:p>19.76</text:p>
          </table:table-cell>
          <table:table-cell office:value-type="float" office:value="2.85" calcext:value-type="float">
            <text:p>2.85</text:p>
          </table:table-cell>
          <table:table-cell office:value-type="float" office:value="54.25" calcext:value-type="float">
            <text:p>54.25</text:p>
          </table:table-cell>
          <table:table-cell office:value-type="float" office:value="27" calcext:value-type="float">
            <text:p>27</text:p>
          </table:table-cell>
          <table:table-cell table:formula="of:=[.D14]/[.$K$2] + [.E14]/[.$L$2] + [.F14]/[.$M$2] + [.G14]/[.$N$2]" office:value-type="float" office:value="1.98817218455798" calcext:value-type="float">
            <text:p>1.98817218455798</text:p>
          </table:table-cell>
          <table:table-cell table:formula="of:=[.H14]/[.$K$2] + [.I14]/[.$L$2] + [.J14]/[.$M$2] + [.K14]/[.$N$2]" office:value-type="float" office:value="1.86177999789765" calcext:value-type="float">
            <text:p>1.86177999789765</text:p>
          </table:table-cell>
          <table:table-cell table:number-columns-repeated="3"/>
          <table:table-cell table:formula="of:=[.A14]" office:value-type="string" office:string-value="22a" calcext:value-type="string">
            <text:p>22a</text:p>
          </table:table-cell>
          <table:table-cell table:formula="of:=[.B14]" office:value-type="float" office:value="20" calcext:value-type="float">
            <text:p>20</text:p>
          </table:table-cell>
          <table:table-cell table:formula="of:=[.C14]" office:value-type="float" office:value="1000" calcext:value-type="float">
            <text:p>1000</text:p>
          </table:table-cell>
          <table:table-cell table:formula="of:=([.D14]/[.K$2])/[.$M14]" office:value-type="float" office:value="0.00475372447499474" calcext:value-type="float">
            <text:p>0.0048</text:p>
          </table:table-cell>
          <table:table-cell table:formula="of:=([.E14]/[.L$2])/[.$M14]" office:value-type="float" office:value="0.476463317400431" calcext:value-type="float">
            <text:p>0.4765</text:p>
          </table:table-cell>
          <table:table-cell table:formula="of:=([.F14]/[.M$2])/[.$M14]" office:value-type="float" office:value="0.037491237174825" calcext:value-type="float">
            <text:p>0.0375</text:p>
          </table:table-cell>
          <table:table-cell table:formula="of:=([.G14]/[.N$2])/[.$M14]" office:value-type="float" office:value="0.481291720949749" calcext:value-type="float">
            <text:p>0.4813</text:p>
          </table:table-cell>
          <table:table-cell table:formula="of:=([.H14]/[.K$2])/[.$N14]" office:value-type="float" office:value="0.221639481189138" calcext:value-type="float">
            <text:p>0.2216</text:p>
          </table:table-cell>
          <table:table-cell table:formula="of:=([.I14]/[.L$2])/[.$N14]" office:value-type="float" office:value="0.263333505067202" calcext:value-type="float">
            <text:p>0.2633</text:p>
          </table:table-cell>
          <table:table-cell table:formula="of:=([.J14]/[.M$2])/[.$N14]" office:value-type="float" office:value="0.0300273266711792" calcext:value-type="float">
            <text:p>0.0300</text:p>
          </table:table-cell>
          <table:table-cell table:formula="of:=([.K14]/[.N$2])/[.$N14]" office:value-type="float" office:value="0.484999687072481" calcext:value-type="float">
            <text:p>0.4850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table:formula="of:=[.B14]" office:value-type="float" office:value="20" calcext:value-type="float">
            <text:p>20</text:p>
          </table:table-cell>
          <table:table-cell table:formula="of:=[.C14]"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38" calcext:value-type="float">
            <text:p>38</text:p>
          </table:table-cell>
          <table:table-cell office:value-type="float" office:value="3.79" calcext:value-type="float">
            <text:p>3.79</text:p>
          </table:table-cell>
          <table:table-cell office:value-type="float" office:value="57.46" calcext:value-type="float">
            <text:p>57.46</text:p>
          </table:table-cell>
          <table:table-cell office:value-type="float" office:value="23.63" calcext:value-type="float">
            <text:p>23.63</text:p>
          </table:table-cell>
          <table:table-cell office:value-type="float" office:value="19.46" calcext:value-type="float">
            <text:p>19.46</text:p>
          </table:table-cell>
          <table:table-cell office:value-type="float" office:value="2.6" calcext:value-type="float">
            <text:p>2.6</text:p>
          </table:table-cell>
          <table:table-cell office:value-type="float" office:value="54.32" calcext:value-type="float">
            <text:p>54.32</text:p>
          </table:table-cell>
          <table:table-cell/>
          <table:table-cell table:formula="of:=[.D15]/[.$K$2] + [.E15]/[.$L$2] + [.F15]/[.$M$2] + [.G15]/[.$N$2]" office:value-type="float" office:value="1.98693383042177" calcext:value-type="float">
            <text:p>1.98693383042177</text:p>
          </table:table-cell>
          <table:table-cell table:formula="of:=[.H15]/[.$K$2] + [.I15]/[.$L$2] + [.J15]/[.$M$2] + [.K15]/[.$N$2]" office:value-type="float" office:value="1.85933579408588" calcext:value-type="float">
            <text:p>1.85933579408588</text:p>
          </table:table-cell>
          <table:table-cell table:number-columns-repeated="3"/>
          <table:table-cell table:formula="of:=[.A15]" office:value-type="string" office:string-value="22b" calcext:value-type="string">
            <text:p>22b</text:p>
          </table:table-cell>
          <table:table-cell table:formula="of:=[.B15]" office:value-type="float" office:value="20" calcext:value-type="float">
            <text:p>20</text:p>
          </table:table-cell>
          <table:table-cell table:formula="of:=[.C15]" office:value-type="float" office:value="1000" calcext:value-type="float">
            <text:p>1000</text:p>
          </table:table-cell>
          <table:table-cell table:formula="of:=([.D15]/[.K$2])/[.$M15]" office:value-type="float" office:value="0.00673116117183249" calcext:value-type="float">
            <text:p>0.0067</text:p>
          </table:table-cell>
          <table:table-cell table:formula="of:=([.E15]/[.L$2])/[.$M15]" office:value-type="float" office:value="0.474512581418675" calcext:value-type="float">
            <text:p>0.4745</text:p>
          </table:table-cell>
          <table:table-cell table:formula="of:=([.F15]/[.M$2])/[.$M15]" office:value-type="float" office:value="0.0374158809027027" calcext:value-type="float">
            <text:p>0.0374</text:p>
          </table:table-cell>
          <table:table-cell table:formula="of:=([.G15]/[.N$2])/[.$M15]" office:value-type="float" office:value="0.48134037650679" calcext:value-type="float">
            <text:p>0.4813</text:p>
          </table:table-cell>
          <table:table-cell table:formula="of:=([.H15]/[.K$2])/[.$N15]" office:value-type="float" office:value="0.226630325251032" calcext:value-type="float">
            <text:p>0.2266</text:p>
          </table:table-cell>
          <table:table-cell table:formula="of:=([.I15]/[.L$2])/[.$N15]" office:value-type="float" office:value="0.259676438212922" calcext:value-type="float">
            <text:p>0.2597</text:p>
          </table:table-cell>
          <table:table-cell table:formula="of:=([.J15]/[.M$2])/[.$N15]" office:value-type="float" office:value="0.027429360781915" calcext:value-type="float">
            <text:p>0.0274</text:p>
          </table:table-cell>
          <table:table-cell table:formula="of:=([.K15]/[.N$2])/[.$N15]" office:value-type="float" office:value="0.486263875754132" calcext:value-type="float">
            <text:p>0.4863</text:p>
          </table:table-cell>
        </table:table-row>
        <table:table-row table:style-name="ro1">
          <table:table-cell office:value-type="string" calcext:value-type="string">
            <text:p>23a</text:p>
          </table:table-cell>
          <table:table-cell office:value-type="float" office:value="22.5" calcext:value-type="float">
            <text:p>22.5</text:p>
          </table:table-cell>
          <table:table-cell office:value-type="float" office:value="1000" calcext:value-type="float">
            <text:p>1000</text:p>
          </table:table-cell>
          <table:table-cell office:value-type="float" office:value="0.53" calcext:value-type="float">
            <text:p>0.53</text:p>
          </table:table-cell>
          <table:table-cell office:value-type="float" office:value="38.36" calcext:value-type="float">
            <text:p>38.36</text:p>
          </table:table-cell>
          <table:table-cell office:value-type="float" office:value="3.34" calcext:value-type="float">
            <text:p>3.34</text:p>
          </table:table-cell>
          <table:table-cell office:value-type="float" office:value="57.76" calcext:value-type="float">
            <text:p>57.76</text:p>
          </table:table-cell>
          <table:table-cell office:value-type="float" office:value="23.31" calcext:value-type="float">
            <text:p>23.31</text:p>
          </table:table-cell>
          <table:table-cell office:value-type="float" office:value="19.82" calcext:value-type="float">
            <text:p>19.82</text:p>
          </table:table-cell>
          <table:table-cell office:value-type="float" office:value="2.35" calcext:value-type="float">
            <text:p>2.35</text:p>
          </table:table-cell>
          <table:table-cell office:value-type="float" office:value="54.52" calcext:value-type="float">
            <text:p>54.52</text:p>
          </table:table-cell>
          <table:table-cell office:value-type="float" office:value="74" calcext:value-type="float">
            <text:p>74</text:p>
          </table:table-cell>
          <table:table-cell table:formula="of:=[.D16]/[.$K$2] + [.E16]/[.$L$2] + [.F16]/[.$M$2] + [.G16]/[.$N$2]" office:value-type="float" office:value="1.98810905985166" calcext:value-type="float">
            <text:p>1.98810905985166</text:p>
          </table:table-cell>
          <table:table-cell table:formula="of:=[.H16]/[.$K$2] + [.I16]/[.$L$2] + [.J16]/[.$M$2] + [.K16]/[.$N$2]" office:value-type="float" office:value="1.86098643363309" calcext:value-type="float">
            <text:p>1.86098643363309</text:p>
          </table:table-cell>
          <table:table-cell table:number-columns-repeated="3"/>
          <table:table-cell table:formula="of:=[.A16]" office:value-type="string" office:string-value="23a" calcext:value-type="string">
            <text:p>23a</text:p>
          </table:table-cell>
          <table:table-cell table:formula="of:=[.B16]" office:value-type="float" office:value="22.5" calcext:value-type="float">
            <text:p>22.5</text:p>
          </table:table-cell>
          <table:table-cell table:formula="of:=[.C16]" office:value-type="float" office:value="1000" calcext:value-type="float">
            <text:p>1000</text:p>
          </table:table-cell>
          <table:table-cell table:formula="of:=([.D16]/[.K$2])/[.$M16]" office:value-type="float" office:value="0.00475387541111161" calcext:value-type="float">
            <text:p>0.0048</text:p>
          </table:table-cell>
          <table:table-cell table:formula="of:=([.E16]/[.L$2])/[.$M16]" office:value-type="float" office:value="0.478724808147597" calcext:value-type="float">
            <text:p>0.4787</text:p>
          </table:table-cell>
          <table:table-cell table:formula="of:=([.F16]/[.M$2])/[.$M16]" office:value-type="float" office:value="0.0329538705430207" calcext:value-type="float">
            <text:p>0.0330</text:p>
          </table:table-cell>
          <table:table-cell table:formula="of:=([.G16]/[.N$2])/[.$M16]" office:value-type="float" office:value="0.48356744589827" calcext:value-type="float">
            <text:p>0.4836</text:p>
          </table:table-cell>
          <table:table-cell table:formula="of:=([.H16]/[.K$2])/[.$N16]" office:value-type="float" office:value="0.223362980834271" calcext:value-type="float">
            <text:p>0.2234</text:p>
          </table:table-cell>
          <table:table-cell table:formula="of:=([.I16]/[.L$2])/[.$N16]" office:value-type="float" office:value="0.264245732712003" calcext:value-type="float">
            <text:p>0.2642</text:p>
          </table:table-cell>
          <table:table-cell table:formula="of:=([.J16]/[.M$2])/[.$N16]" office:value-type="float" office:value="0.0247699325484544" calcext:value-type="float">
            <text:p>0.0248</text:p>
          </table:table-cell>
          <table:table-cell table:formula="of:=([.K16]/[.N$2])/[.$N16]" office:value-type="float" office:value="0.487621353905272" calcext:value-type="float">
            <text:p>0.4876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table:formula="of:=[.B16]" office:value-type="float" office:value="22.5" calcext:value-type="float">
            <text:p>22.5</text:p>
          </table:table-cell>
          <table:table-cell table:formula="of:=[.C16]"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38.39" calcext:value-type="float">
            <text:p>38.39</text:p>
          </table:table-cell>
          <table:table-cell office:value-type="float" office:value="3.04" calcext:value-type="float">
            <text:p>3.04</text:p>
          </table:table-cell>
          <table:table-cell office:value-type="float" office:value="57.92" calcext:value-type="float">
            <text:p>57.92</text:p>
          </table:table-cell>
          <table:table-cell office:value-type="float" office:value="23.93" calcext:value-type="float">
            <text:p>23.93</text:p>
          </table:table-cell>
          <table:table-cell office:value-type="float" office:value="19.32" calcext:value-type="float">
            <text:p>19.32</text:p>
          </table:table-cell>
          <table:table-cell office:value-type="float" office:value="2.3" calcext:value-type="float">
            <text:p>2.3</text:p>
          </table:table-cell>
          <table:table-cell office:value-type="float" office:value="54.45" calcext:value-type="float">
            <text:p>54.45</text:p>
          </table:table-cell>
          <table:table-cell/>
          <table:table-cell table:formula="of:=[.D17]/[.$K$2] + [.E17]/[.$L$2] + [.F17]/[.$M$2] + [.G17]/[.$N$2]" office:value-type="float" office:value="1.98759342519005" calcext:value-type="float">
            <text:p>1.98759342519005</text:p>
          </table:table-cell>
          <table:table-cell table:formula="of:=[.H17]/[.$K$2] + [.I17]/[.$L$2] + [.J17]/[.$M$2] + [.K17]/[.$N$2]" office:value-type="float" office:value="1.85749109763777" calcext:value-type="float">
            <text:p>1.85749109763777</text:p>
          </table:table-cell>
          <table:table-cell table:number-columns-repeated="3"/>
          <table:table-cell table:formula="of:=[.A17]" office:value-type="string" office:string-value="23b" calcext:value-type="string">
            <text:p>23b</text:p>
          </table:table-cell>
          <table:table-cell table:formula="of:=[.B17]" office:value-type="float" office:value="22.5" calcext:value-type="float">
            <text:p>22.5</text:p>
          </table:table-cell>
          <table:table-cell table:formula="of:=[.C17]" office:value-type="float" office:value="1000" calcext:value-type="float">
            <text:p>1000</text:p>
          </table:table-cell>
          <table:table-cell table:formula="of:=([.D17]/[.K$2])/[.$M17]" office:value-type="float" office:value="0.0057420180443568" calcext:value-type="float">
            <text:p>0.0057</text:p>
          </table:table-cell>
          <table:table-cell table:formula="of:=([.E17]/[.L$2])/[.$M17]" office:value-type="float" office:value="0.479223492988234" calcext:value-type="float">
            <text:p>0.4792</text:p>
          </table:table-cell>
          <table:table-cell table:formula="of:=([.F17]/[.M$2])/[.$M17]" office:value-type="float" office:value="0.0300017232784017" calcext:value-type="float">
            <text:p>0.0300</text:p>
          </table:table-cell>
          <table:table-cell table:formula="of:=([.G17]/[.N$2])/[.$M17]" office:value-type="float" office:value="0.485032765689008" calcext:value-type="float">
            <text:p>0.4850</text:p>
          </table:table-cell>
          <table:table-cell table:formula="of:=([.H17]/[.K$2])/[.$N17]" office:value-type="float" office:value="0.229735488394744" calcext:value-type="float">
            <text:p>0.2297</text:p>
          </table:table-cell>
          <table:table-cell table:formula="of:=([.I17]/[.L$2])/[.$N17]" office:value-type="float" office:value="0.258064294842711" calcext:value-type="float">
            <text:p>0.2581</text:p>
          </table:table-cell>
          <table:table-cell table:formula="of:=([.J17]/[.M$2])/[.$N17]" office:value-type="float" office:value="0.0242885318356839" calcext:value-type="float">
            <text:p>0.0243</text:p>
          </table:table-cell>
          <table:table-cell table:formula="of:=([.K17]/[.N$2])/[.$N17]" office:value-type="float" office:value="0.48791168492686" calcext:value-type="float">
            <text:p>0.4879</text:p>
          </table:table-cell>
        </table:table-row>
        <table:table-row table:style-name="ro1">
          <table:table-cell office:value-type="string" calcext:value-type="string">
            <text:p>24a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8.86" calcext:value-type="float">
            <text:p>38.86</text:p>
          </table:table-cell>
          <table:table-cell office:value-type="float" office:value="2.18" calcext:value-type="float">
            <text:p>2.18</text:p>
          </table:table-cell>
          <table:table-cell office:value-type="float" office:value="58.46" calcext:value-type="float">
            <text:p>58.46</text:p>
          </table:table-cell>
          <table:table-cell office:value-type="float" office:value="23.45" calcext:value-type="float">
            <text:p>23.45</text:p>
          </table:table-cell>
          <table:table-cell office:value-type="float" office:value="19.95" calcext:value-type="float">
            <text:p>19.95</text:p>
          </table:table-cell>
          <table:table-cell office:value-type="float" office:value="1.73" calcext:value-type="float">
            <text:p>1.73</text:p>
          </table:table-cell>
          <table:table-cell office:value-type="float" office:value="54.87" calcext:value-type="float">
            <text:p>54.87</text:p>
          </table:table-cell>
          <table:table-cell office:value-type="float" office:value="42" calcext:value-type="float">
            <text:p>42</text:p>
          </table:table-cell>
          <table:table-cell table:formula="of:=[.D18]/[.$K$2] + [.E18]/[.$L$2] + [.F18]/[.$M$2] + [.G18]/[.$N$2]" office:value-type="float" office:value="1.98887678905107" calcext:value-type="float">
            <text:p>1.98887678905107</text:p>
          </table:table-cell>
          <table:table-cell table:formula="of:=[.H18]/[.$K$2] + [.I18]/[.$L$2] + [.J18]/[.$M$2] + [.K18]/[.$N$2]" office:value-type="float" office:value="1.86037237123754" calcext:value-type="float">
            <text:p>1.86037237123754</text:p>
          </table:table-cell>
          <table:table-cell table:number-columns-repeated="3"/>
          <table:table-cell table:formula="of:=[.A18]" office:value-type="string" office:string-value="24a" calcext:value-type="string">
            <text:p>24a</text:p>
          </table:table-cell>
          <table:table-cell table:formula="of:=[.B18]" office:value-type="float" office:value="25" calcext:value-type="float">
            <text:p>25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([.D18]/[.K$2])/[.$M18]" office:value-type="float" office:value="0.00448305694415475" calcext:value-type="float">
            <text:p>0.0045</text:p>
          </table:table-cell>
          <table:table-cell table:formula="of:=([.E18]/[.L$2])/[.$M18]" office:value-type="float" office:value="0.484777502053294" calcext:value-type="float">
            <text:p>0.4848</text:p>
          </table:table-cell>
          <table:table-cell table:formula="of:=([.F18]/[.M$2])/[.$M18]" office:value-type="float" office:value="0.0215005110595023" calcext:value-type="float">
            <text:p>0.0215</text:p>
          </table:table-cell>
          <table:table-cell table:formula="of:=([.G18]/[.N$2])/[.$M18]" office:value-type="float" office:value="0.489238929943049" calcext:value-type="float">
            <text:p>0.4892</text:p>
          </table:table-cell>
          <table:table-cell table:formula="of:=([.H18]/[.K$2])/[.$N18]" office:value-type="float" office:value="0.224778669574798" calcext:value-type="float">
            <text:p>0.2248</text:p>
          </table:table-cell>
          <table:table-cell table:formula="of:=([.I18]/[.L$2])/[.$N18]" office:value-type="float" office:value="0.266066721731647" calcext:value-type="float">
            <text:p>0.2661</text:p>
          </table:table-cell>
          <table:table-cell table:formula="of:=([.J18]/[.M$2])/[.$N18]" office:value-type="float" office:value="0.0182409053944143" calcext:value-type="float">
            <text:p>0.0182</text:p>
          </table:table-cell>
          <table:table-cell table:formula="of:=([.K18]/[.N$2])/[.$N18]" office:value-type="float" office:value="0.490913703299141" calcext:value-type="float">
            <text:p>0.4909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table:formula="of:=[.B18]" office:value-type="float" office:value="25" calcext:value-type="float">
            <text:p>25</text:p>
          </table:table-cell>
          <table:table-cell table:formula="of:=[.C18]"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38.62" calcext:value-type="float">
            <text:p>38.62</text:p>
          </table:table-cell>
          <table:table-cell office:value-type="float" office:value="2.48" calcext:value-type="float">
            <text:p>2.48</text:p>
          </table:table-cell>
          <table:table-cell office:value-type="float" office:value="58.26" calcext:value-type="float">
            <text:p>58.26</text:p>
          </table:table-cell>
          <table:table-cell office:value-type="float" office:value="24.09" calcext:value-type="float">
            <text:p>24.09</text:p>
          </table:table-cell>
          <table:table-cell office:value-type="float" office:value="19.68" calcext:value-type="float">
            <text:p>19.68</text:p>
          </table:table-cell>
          <table:table-cell office:value-type="float" office:value="1.09" calcext:value-type="float">
            <text:p>1.09</text:p>
          </table:table-cell>
          <table:table-cell office:value-type="float" office:value="55.14" calcext:value-type="float">
            <text:p>55.14</text:p>
          </table:table-cell>
          <table:table-cell/>
          <table:table-cell table:formula="of:=[.D19]/[.$K$2] + [.E19]/[.$L$2] + [.F19]/[.$M$2] + [.G19]/[.$N$2]" office:value-type="float" office:value="1.98797441945914" calcext:value-type="float">
            <text:p>1.98797441945914</text:p>
          </table:table-cell>
          <table:table-cell table:formula="of:=[.H19]/[.$K$2] + [.I19]/[.$L$2] + [.J19]/[.$M$2] + [.K19]/[.$N$2]" office:value-type="float" office:value="1.8570262133622" calcext:value-type="float">
            <text:p>1.8570262133622</text:p>
          </table:table-cell>
          <table:table-cell table:number-columns-repeated="3"/>
          <table:table-cell table:formula="of:=[.A19]" office:value-type="string" office:string-value="24b" calcext:value-type="string">
            <text:p>24b</text:p>
          </table:table-cell>
          <table:table-cell table:formula="of:=[.B19]" office:value-type="float" office:value="25" calcext:value-type="float">
            <text:p>25</text:p>
          </table:table-cell>
          <table:table-cell table:formula="of:=[.C19]" office:value-type="float" office:value="1000" calcext:value-type="float">
            <text:p>1000</text:p>
          </table:table-cell>
          <table:table-cell table:formula="of:=([.D19]/[.K$2])/[.$M19]" office:value-type="float" office:value="0.00574091758956901" calcext:value-type="float">
            <text:p>0.0057</text:p>
          </table:table-cell>
          <table:table-cell table:formula="of:=([.E19]/[.L$2])/[.$M19]" office:value-type="float" office:value="0.482002196537491" calcext:value-type="float">
            <text:p>0.4820</text:p>
          </table:table-cell>
          <table:table-cell table:formula="of:=([.F19]/[.M$2])/[.$M19]" office:value-type="float" office:value="0.0244703994045611" calcext:value-type="float">
            <text:p>0.0245</text:p>
          </table:table-cell>
          <table:table-cell table:formula="of:=([.G19]/[.N$2])/[.$M19]" office:value-type="float" office:value="0.487786486468379" calcext:value-type="float">
            <text:p>0.4878</text:p>
          </table:table-cell>
          <table:table-cell table:formula="of:=([.H19]/[.K$2])/[.$N19]" office:value-type="float" office:value="0.231329434523705" calcext:value-type="float">
            <text:p>0.2313</text:p>
          </table:table-cell>
          <table:table-cell table:formula="of:=([.I19]/[.L$2])/[.$N19]" office:value-type="float" office:value="0.262938753393744" calcext:value-type="float">
            <text:p>0.2629</text:p>
          </table:table-cell>
          <table:table-cell table:formula="of:=([.J19]/[.M$2])/[.$N19]" office:value-type="float" office:value="0.0115135335977725" calcext:value-type="float">
            <text:p>0.0115</text:p>
          </table:table-cell>
          <table:table-cell table:formula="of:=([.K19]/[.N$2])/[.$N19]" office:value-type="float" office:value="0.494218278484779" calcext:value-type="float">
            <text:p>0.4942</text:p>
          </table:table-cell>
        </table:table-row>
        <table:table-row table:style-name="ro1">
          <table:table-cell office:value-type="string" calcext:value-type="string">
            <text:p>25a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45" calcext:value-type="float">
            <text:p>0.45</text:p>
          </table:table-cell>
          <table:table-cell office:value-type="float" office:value="38.88" calcext:value-type="float">
            <text:p>38.88</text:p>
          </table:table-cell>
          <table:table-cell office:value-type="float" office:value="2.23" calcext:value-type="float">
            <text:p>2.23</text:p>
          </table:table-cell>
          <table:table-cell office:value-type="float" office:value="58.44" calcext:value-type="float">
            <text:p>58.44</text:p>
          </table:table-cell>
          <table:table-cell office:value-type="float" office:value="23.8" calcext:value-type="float">
            <text:p>23.8</text:p>
          </table:table-cell>
          <table:table-cell office:value-type="float" office:value="19.76" calcext:value-type="float">
            <text:p>19.76</text:p>
          </table:table-cell>
          <table:table-cell office:value-type="float" office:value="1.5" calcext:value-type="float">
            <text:p>1.5</text:p>
          </table:table-cell>
          <table:table-cell office:value-type="float" office:value="54.95" calcext:value-type="float">
            <text:p>54.95</text:p>
          </table:table-cell>
          <table:table-cell office:value-type="float" office:value="48" calcext:value-type="float">
            <text:p>48</text:p>
          </table:table-cell>
          <table:table-cell table:formula="of:=[.D20]/[.$K$2] + [.E20]/[.$L$2] + [.F20]/[.$M$2] + [.G20]/[.$N$2]" office:value-type="float" office:value="1.98912927529292" calcext:value-type="float">
            <text:p>1.98912927529292</text:p>
          </table:table-cell>
          <table:table-cell table:formula="of:=[.H20]/[.$K$2] + [.I20]/[.$L$2] + [.J20]/[.$M$2] + [.K20]/[.$N$2]" office:value-type="float" office:value="1.85871960401962" calcext:value-type="float">
            <text:p>1.85871960401962</text:p>
          </table:table-cell>
          <table:table-cell table:number-columns-repeated="3"/>
          <table:table-cell table:formula="of:=[.A20]" office:value-type="string" office:string-value="25a" calcext:value-type="string">
            <text:p>25a</text:p>
          </table:table-cell>
          <table:table-cell table:formula="of:=[.B20]" office:value-type="float" office:value="30" calcext:value-type="float">
            <text:p>30</text:p>
          </table:table-cell>
          <table:table-cell table:formula="of:=[.C20]" office:value-type="float" office:value="1000" calcext:value-type="float">
            <text:p>1000</text:p>
          </table:table-cell>
          <table:table-cell table:formula="of:=([.D20]/[.K$2])/[.$M20]" office:value-type="float" office:value="0.00403423910646508" calcext:value-type="float">
            <text:p>0.0040</text:p>
          </table:table-cell>
          <table:table-cell table:formula="of:=([.E20]/[.L$2])/[.$M20]" office:value-type="float" office:value="0.484965435583997" calcext:value-type="float">
            <text:p>0.4850</text:p>
          </table:table-cell>
          <table:table-cell table:formula="of:=([.F20]/[.M$2])/[.$M20]" office:value-type="float" office:value="0.0219908503270831" calcext:value-type="float">
            <text:p>0.0220</text:p>
          </table:table-cell>
          <table:table-cell table:formula="of:=([.G20]/[.N$2])/[.$M20]" office:value-type="float" office:value="0.489009474982455" calcext:value-type="float">
            <text:p>0.4890</text:p>
          </table:table-cell>
          <table:table-cell table:formula="of:=([.H20]/[.K$2])/[.$N20]" office:value-type="float" office:value="0.228336430698218" calcext:value-type="float">
            <text:p>0.2283</text:p>
          </table:table-cell>
          <table:table-cell table:formula="of:=([.I20]/[.L$2])/[.$N20]" office:value-type="float" office:value="0.263767085390477" calcext:value-type="float">
            <text:p>0.2638</text:p>
          </table:table-cell>
          <table:table-cell table:formula="of:=([.J20]/[.M$2])/[.$N20]" office:value-type="float" office:value="0.0158298772943207" calcext:value-type="float">
            <text:p>0.0158</text:p>
          </table:table-cell>
          <table:table-cell table:formula="of:=([.K20]/[.N$2])/[.$N20]" office:value-type="float" office:value="0.492066606616984" calcext:value-type="float">
            <text:p>0.4921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formula="of:=[.B20]" office:value-type="float" office:value="30" calcext:value-type="float">
            <text:p>30</text:p>
          </table:table-cell>
          <table:table-cell table:formula="of:=[.C20]" office:value-type="float" office:value="1000" calcext:value-type="float">
            <text:p>1000</text:p>
          </table:table-cell>
          <table:table-cell office:value-type="float" office:value="0.67" calcext:value-type="float">
            <text:p>0.67</text:p>
          </table:table-cell>
          <table:table-cell office:value-type="float" office:value="38.8" calcext:value-type="float">
            <text:p>38.8</text:p>
          </table:table-cell>
          <table:table-cell office:value-type="float" office:value="1.98" calcext:value-type="float">
            <text:p>1.98</text:p>
          </table:table-cell>
          <table:table-cell office:value-type="float" office:value="58.56" calcext:value-type="float">
            <text:p>58.56</text:p>
          </table:table-cell>
          <table:table-cell office:value-type="float" office:value="24.39" calcext:value-type="float">
            <text:p>24.39</text:p>
          </table:table-cell>
          <table:table-cell office:value-type="float" office:value="19.53" calcext:value-type="float">
            <text:p>19.53</text:p>
          </table:table-cell>
          <table:table-cell office:value-type="float" office:value="0.85" calcext:value-type="float">
            <text:p>0.85</text:p>
          </table:table-cell>
          <table:table-cell office:value-type="float" office:value="55.24" calcext:value-type="float">
            <text:p>55.24</text:p>
          </table:table-cell>
          <table:table-cell/>
          <table:table-cell table:formula="of:=[.D21]/[.$K$2] + [.E21]/[.$L$2] + [.F21]/[.$M$2] + [.G21]/[.$N$2]" office:value-type="float" office:value="1.98816098242771" calcext:value-type="float">
            <text:p>1.98816098242771</text:p>
          </table:table-cell>
          <table:table-cell table:formula="of:=[.H21]/[.$K$2] + [.I21]/[.$L$2] + [.J21]/[.$M$2] + [.K21]/[.$N$2]" office:value-type="float" office:value="1.85561100295462" calcext:value-type="float">
            <text:p>1.85561100295462</text:p>
          </table:table-cell>
          <table:table-cell table:number-columns-repeated="3"/>
          <table:table-cell table:formula="of:=[.A21]" office:value-type="string" office:string-value="25b" calcext:value-type="string">
            <text:p>25b</text:p>
          </table:table-cell>
          <table:table-cell table:formula="of:=[.B21]" office:value-type="float" office:value="30" calcext:value-type="float">
            <text:p>30</text:p>
          </table:table-cell>
          <table:table-cell table:formula="of:=[.C21]" office:value-type="float" office:value="1000" calcext:value-type="float">
            <text:p>1000</text:p>
          </table:table-cell>
          <table:table-cell table:formula="of:=([.D21]/[.K$2])/[.$M21]" office:value-type="float" office:value="0.00600945913932504" calcext:value-type="float">
            <text:p>0.0060</text:p>
          </table:table-cell>
          <table:table-cell table:formula="of:=([.E21]/[.L$2])/[.$M21]" office:value-type="float" office:value="0.484203270753444" calcext:value-type="float">
            <text:p>0.4842</text:p>
          </table:table-cell>
          <table:table-cell table:formula="of:=([.F21]/[.M$2])/[.$M21]" office:value-type="float" office:value="0.0195350178589315" calcext:value-type="float">
            <text:p>0.0195</text:p>
          </table:table-cell>
          <table:table-cell table:formula="of:=([.G21]/[.N$2])/[.$M21]" office:value-type="float" office:value="0.490252252248299" calcext:value-type="float">
            <text:p>0.4903</text:p>
          </table:table-cell>
          <table:table-cell table:formula="of:=([.H21]/[.K$2])/[.$N21]" office:value-type="float" office:value="0.234388873465602" calcext:value-type="float">
            <text:p>0.2344</text:p>
          </table:table-cell>
          <table:table-cell table:formula="of:=([.I21]/[.L$2])/[.$N21]" office:value-type="float" office:value="0.261133652882647" calcext:value-type="float">
            <text:p>0.2611</text:p>
          </table:table-cell>
          <table:table-cell table:formula="of:=([.J21]/[.M$2])/[.$N21]" office:value-type="float" office:value="0.00898529118007669" calcext:value-type="float">
            <text:p>0.0090</text:p>
          </table:table-cell>
          <table:table-cell table:formula="of:=([.K21]/[.N$2])/[.$N21]" office:value-type="float" office:value="0.495492182471675" calcext:value-type="float">
            <text:p>0.4955</text:p>
          </table:table-cell>
        </table:table-row>
        <table:table-row table:style-name="ro1">
          <table:table-cell office:value-type="string" calcext:value-type="string">
            <text:p>#26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22" calcext:value-type="float">
            <text:p>0.22</text:p>
          </table:table-cell>
          <table:table-cell office:value-type="float" office:value="39.6" calcext:value-type="float">
            <text:p>39.6</text:p>
          </table:table-cell>
          <table:table-cell office:value-type="float" office:value="0.91" calcext:value-type="float">
            <text:p>0.91</text:p>
          </table:table-cell>
          <table:table-cell office:value-type="float" office:value="59.27" calcext:value-type="float">
            <text:p>59.27</text:p>
          </table:table-cell>
          <table:table-cell office:value-type="float" office:value="24.07" calcext:value-type="float">
            <text:p>24.07</text:p>
          </table:table-cell>
          <table:table-cell office:value-type="float" office:value="19.91" calcext:value-type="float">
            <text:p>19.91</text:p>
          </table:table-cell>
          <table:table-cell office:value-type="float" office:value="0.54" calcext:value-type="float">
            <text:p>0.54</text:p>
          </table:table-cell>
          <table:table-cell office:value-type="float" office:value="55.48" calcext:value-type="float">
            <text:p>55.48</text:p>
          </table:table-cell>
          <table:table-cell office:value-type="float" office:value="12" calcext:value-type="float">
            <text:p>12</text:p>
          </table:table-cell>
          <table:table-cell table:formula="of:=[.D22]/[.$K$2] + [.E22]/[.$L$2] + [.F22]/[.$M$2] + [.G22]/[.$N$2]" office:value-type="float" office:value="1.99081426238703" calcext:value-type="float">
            <text:p>1.99081426238703</text:p>
          </table:table-cell>
          <table:table-cell table:formula="of:=[.H22]/[.$K$2] + [.I22]/[.$L$2] + [.J22]/[.$M$2] + [.K22]/[.$N$2]" office:value-type="float" office:value="1.85724671307032" calcext:value-type="float">
            <text:p>1.85724671307032</text:p>
          </table:table-cell>
          <table:table-cell table:number-columns-repeated="3"/>
          <table:table-cell table:formula="of:=[.A22]" office:value-type="string" office:string-value="#26" calcext:value-type="string">
            <text:p>#26</text:p>
          </table:table-cell>
          <table:table-cell table:formula="of:=[.B22]" office:value-type="float" office:value="40" calcext:value-type="float">
            <text:p>40</text:p>
          </table:table-cell>
          <table:table-cell table:formula="of:=[.C22]" office:value-type="float" office:value="1000" calcext:value-type="float">
            <text:p>1000</text:p>
          </table:table-cell>
          <table:table-cell table:formula="of:=([.D22]/[.K$2])/[.$M22]" office:value-type="float" office:value="0.00197062536180269" calcext:value-type="float">
            <text:p>0.0020</text:p>
          </table:table-cell>
          <table:table-cell table:formula="of:=([.E22]/[.L$2])/[.$M22]" office:value-type="float" office:value="0.493528210307354" calcext:value-type="float">
            <text:p>0.4935</text:p>
          </table:table-cell>
          <table:table-cell table:formula="of:=([.F22]/[.M$2])/[.$M22]" office:value-type="float" office:value="0.0089662494618387" calcext:value-type="float">
            <text:p>0.0090</text:p>
          </table:table-cell>
          <table:table-cell table:formula="of:=([.G22]/[.N$2])/[.$M22]" office:value-type="float" office:value="0.495534914869005" calcext:value-type="float">
            <text:p>0.4955</text:p>
          </table:table-cell>
          <table:table-cell table:formula="of:=([.H22]/[.K$2])/[.$N22]" office:value-type="float" office:value="0.231109938650629" calcext:value-type="float">
            <text:p>0.2311</text:p>
          </table:table-cell>
          <table:table-cell table:formula="of:=([.I22]/[.L$2])/[.$N22]" office:value-type="float" office:value="0.26598013449917" calcext:value-type="float">
            <text:p>0.2660</text:p>
          </table:table-cell>
          <table:table-cell table:formula="of:=([.J22]/[.M$2])/[.$N22]" office:value-type="float" office:value="0.00570327522869243" calcext:value-type="float">
            <text:p>0.0057</text:p>
          </table:table-cell>
          <table:table-cell table:formula="of:=([.K22]/[.N$2])/[.$N22]" office:value-type="float" office:value="0.497206651621508" calcext:value-type="float">
            <text:p>0.4972</text:p>
          </table:table-cell>
        </table:table-row>
        <table:table-row table:style-name="ro1">
          <table:table-cell office:value-type="string" calcext:value-type="string">
            <text:p>#27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56" calcext:value-type="float">
            <text:p>0.56</text:p>
          </table:table-cell>
          <table:table-cell office:value-type="float" office:value="39.44" calcext:value-type="float">
            <text:p>39.44</text:p>
          </table:table-cell>
          <table:table-cell office:value-type="float" office:value="0.61" calcext:value-type="float">
            <text:p>0.61</text:p>
          </table:table-cell>
          <table:table-cell office:value-type="float" office:value="59.4" calcext:value-type="float">
            <text:p>59.4</text:p>
          </table:table-cell>
          <table:table-cell office:value-type="float" office:value="24.41" calcext:value-type="float">
            <text:p>24.41</text:p>
          </table:table-cell>
          <table:table-cell office:value-type="float" office:value="19.55" calcext:value-type="float">
            <text:p>19.55</text:p>
          </table:table-cell>
          <table:table-cell office:value-type="float" office:value="0.74" calcext:value-type="float">
            <text:p>0.74</text:p>
          </table:table-cell>
          <table:table-cell office:value-type="float" office:value="55.3" calcext:value-type="float">
            <text:p>55.3</text:p>
          </table:table-cell>
          <table:table-cell office:value-type="float" office:value="14" calcext:value-type="float">
            <text:p>14</text:p>
          </table:table-cell>
          <table:table-cell table:formula="of:=[.D23]/[.$K$2] + [.E23]/[.$L$2] + [.F23]/[.$M$2] + [.G23]/[.$N$2]" office:value-type="float" office:value="1.98918664203358" calcext:value-type="float">
            <text:p>1.98918664203358</text:p>
          </table:table-cell>
          <table:table-cell table:formula="of:=[.H23]/[.$K$2] + [.I23]/[.$L$2] + [.J23]/[.$M$2] + [.K23]/[.$N$2]" office:value-type="float" office:value="1.85530483614461" calcext:value-type="float">
            <text:p>1.85530483614461</text:p>
          </table:table-cell>
          <table:table-cell table:number-columns-repeated="3"/>
          <table:table-cell table:formula="of:=[.A23]" office:value-type="string" office:string-value="#27" calcext:value-type="string">
            <text:p>#27</text:p>
          </table:table-cell>
          <table:table-cell table:formula="of:=[.B23]" office:value-type="float" office:value="40" calcext:value-type="float">
            <text:p>40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([.D23]/[.K$2])/[.$M23]" office:value-type="float" office:value="0.00502024165919464" calcext:value-type="float">
            <text:p>0.0050</text:p>
          </table:table-cell>
          <table:table-cell table:formula="of:=([.E23]/[.L$2])/[.$M23]" office:value-type="float" office:value="0.491936346943777" calcext:value-type="float">
            <text:p>0.4919</text:p>
          </table:table-cell>
          <table:table-cell table:formula="of:=([.F23]/[.M$2])/[.$M23]" office:value-type="float" office:value="0.00601526091351601" calcext:value-type="float">
            <text:p>0.0060</text:p>
          </table:table-cell>
          <table:table-cell table:formula="of:=([.G23]/[.N$2])/[.$M23]" office:value-type="float" office:value="0.497028150483512" calcext:value-type="float">
            <text:p>0.4970</text:p>
          </table:table-cell>
          <table:table-cell table:formula="of:=([.H23]/[.K$2])/[.$N23]" office:value-type="float" office:value="0.234619785389806" calcext:value-type="float">
            <text:p>0.2346</text:p>
          </table:table-cell>
          <table:table-cell table:formula="of:=([.I23]/[.L$2])/[.$N23]" office:value-type="float" office:value="0.261444207883433" calcext:value-type="float">
            <text:p>0.2614</text:p>
          </table:table-cell>
          <table:table-cell table:formula="of:=([.J23]/[.M$2])/[.$N23]" office:value-type="float" office:value="0.00782377967774395" calcext:value-type="float">
            <text:p>0.0078</text:p>
          </table:table-cell>
          <table:table-cell table:formula="of:=([.K23]/[.N$2])/[.$N23]" office:value-type="float" office:value="0.496112227049017" calcext:value-type="float">
            <text:p>0.4961</text:p>
          </table:table-cell>
        </table:table-row>
        <table:table-row table:style-name="ro1">
          <table:table-cell office:value-type="string" calcext:value-type="string">
            <text:p>28a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0.47" calcext:value-type="float">
            <text:p>0.47</text:p>
          </table:table-cell>
          <table:table-cell office:value-type="float" office:value="38.33" calcext:value-type="float">
            <text:p>38.33</text:p>
          </table:table-cell>
          <table:table-cell office:value-type="float" office:value="3.55" calcext:value-type="float">
            <text:p>3.55</text:p>
          </table:table-cell>
          <table:table-cell office:value-type="float" office:value="57.65" calcext:value-type="float">
            <text:p>57.65</text:p>
          </table:table-cell>
          <table:table-cell office:value-type="float" office:value="22.48" calcext:value-type="float">
            <text:p>22.48</text:p>
          </table:table-cell>
          <table:table-cell office:value-type="float" office:value="20.49" calcext:value-type="float">
            <text:p>20.49</text:p>
          </table:table-cell>
          <table:table-cell office:value-type="float" office:value="2.4" calcext:value-type="float">
            <text:p>2.4</text:p>
          </table:table-cell>
          <table:table-cell office:value-type="float" office:value="54.63" calcext:value-type="float">
            <text:p>54.63</text:p>
          </table:table-cell>
          <table:table-cell office:value-type="float" office:value="57" calcext:value-type="float">
            <text:p>57</text:p>
          </table:table-cell>
          <table:table-cell table:formula="of:=[.D24]/[.$K$2] + [.E24]/[.$L$2] + [.F24]/[.$M$2] + [.G24]/[.$N$2]" office:value-type="float" office:value="1.98858314480965" calcext:value-type="float">
            <text:p>1.98858314480965</text:p>
          </table:table-cell>
          <table:table-cell table:formula="of:=[.H24]/[.$K$2] + [.I24]/[.$L$2] + [.J24]/[.$M$2] + [.K24]/[.$N$2]" office:value-type="float" office:value="1.86562062623925" calcext:value-type="float">
            <text:p>1.86562062623925</text:p>
          </table:table-cell>
          <table:table-cell table:number-columns-repeated="3"/>
          <table:table-cell table:formula="of:=[.A24]" office:value-type="string" office:string-value="28a" calcext:value-type="string">
            <text:p>28a</text:p>
          </table:table-cell>
          <table:table-cell table:formula="of:=[.B24]" office:value-type="float" office:value="25" calcext:value-type="float">
            <text:p>25</text:p>
          </table:table-cell>
          <table:table-cell table:formula="of:=[.C24]" office:value-type="float" office:value="1100" calcext:value-type="float">
            <text:p>1100</text:p>
          </table:table-cell>
          <table:table-cell table:formula="of:=([.D24]/[.K$2])/[.$M24]" office:value-type="float" office:value="0.00421469579890885" calcext:value-type="float">
            <text:p>0.0042</text:p>
          </table:table-cell>
          <table:table-cell table:formula="of:=([.E24]/[.L$2])/[.$M24]" office:value-type="float" office:value="0.478236374038552" calcext:value-type="float">
            <text:p>0.4782</text:p>
          </table:table-cell>
          <table:table-cell table:formula="of:=([.F24]/[.M$2])/[.$M24]" office:value-type="float" office:value="0.0350174702130892" calcext:value-type="float">
            <text:p>0.0350</text:p>
          </table:table-cell>
          <table:table-cell table:formula="of:=([.G24]/[.N$2])/[.$M24]" office:value-type="float" office:value="0.48253145994945" calcext:value-type="float">
            <text:p>0.4825</text:p>
          </table:table-cell>
          <table:table-cell table:formula="of:=([.H24]/[.K$2])/[.$N24]" office:value-type="float" office:value="0.214874610601912" calcext:value-type="float">
            <text:p>0.2149</text:p>
          </table:table-cell>
          <table:table-cell table:formula="of:=([.I24]/[.L$2])/[.$N24]" office:value-type="float" office:value="0.272499784668865" calcext:value-type="float">
            <text:p>0.2725</text:p>
          </table:table-cell>
          <table:table-cell table:formula="of:=([.J24]/[.M$2])/[.$N24]" office:value-type="float" office:value="0.0252341148826091" calcext:value-type="float">
            <text:p>0.0252</text:p>
          </table:table-cell>
          <table:table-cell table:formula="of:=([.K24]/[.N$2])/[.$N24]" office:value-type="float" office:value="0.487391489846613" calcext:value-type="float">
            <text:p>0.4874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table:formula="of:=[.B24]" office:value-type="float" office:value="25" calcext:value-type="float">
            <text:p>25</text:p>
          </table:table-cell>
          <table:table-cell table:formula="of:=[.C24]" office:value-type="float" office:value="1100" calcext:value-type="float">
            <text:p>1100</text:p>
          </table:table-cell>
          <table:table-cell office:value-type="float" office:value="0.86" calcext:value-type="float">
            <text:p>0.86</text:p>
          </table:table-cell>
          <table:table-cell office:value-type="float" office:value="38.51" calcext:value-type="float">
            <text:p>38.51</text:p>
          </table:table-cell>
          <table:table-cell office:value-type="float" office:value="2.28" calcext:value-type="float">
            <text:p>2.28</text:p>
          </table:table-cell>
          <table:table-cell office:value-type="float" office:value="58.34" calcext:value-type="float">
            <text:p>58.34</text:p>
          </table:table-cell>
          <table:table-cell office:value-type="float" office:value="23.83" calcext:value-type="float">
            <text:p>23.83</text:p>
          </table:table-cell>
          <table:table-cell office:value-type="float" office:value="19.87" calcext:value-type="float">
            <text:p>19.87</text:p>
          </table:table-cell>
          <table:table-cell office:value-type="float" office:value="1.15" calcext:value-type="float">
            <text:p>1.15</text:p>
          </table:table-cell>
          <table:table-cell office:value-type="float" office:value="55.15" calcext:value-type="float">
            <text:p>55.15</text:p>
          </table:table-cell>
          <table:table-cell/>
          <table:table-cell table:formula="of:=[.D25]/[.$K$2] + [.E25]/[.$L$2] + [.F25]/[.$M$2] + [.G25]/[.$N$2]" office:value-type="float" office:value="1.98657678880171" calcext:value-type="float">
            <text:p>1.98657678880171</text:p>
          </table:table-cell>
          <table:table-cell table:formula="of:=[.H25]/[.$K$2] + [.I25]/[.$L$2] + [.J25]/[.$M$2] + [.K25]/[.$N$2]" office:value-type="float" office:value="1.85844726682958" calcext:value-type="float">
            <text:p>1.85844726682958</text:p>
          </table:table-cell>
          <table:table-cell table:number-columns-repeated="3"/>
          <table:table-cell table:formula="of:=[.A25]" office:value-type="string" office:string-value="28b" calcext:value-type="string">
            <text:p>28b</text:p>
          </table:table-cell>
          <table:table-cell table:formula="of:=[.B25]" office:value-type="float" office:value="25" calcext:value-type="float">
            <text:p>25</text:p>
          </table:table-cell>
          <table:table-cell table:formula="of:=[.C25]" office:value-type="float" office:value="1100" calcext:value-type="float">
            <text:p>1100</text:p>
          </table:table-cell>
          <table:table-cell table:formula="of:=([.D25]/[.K$2])/[.$M25]" office:value-type="float" office:value="0.00771978534876325" calcext:value-type="float">
            <text:p>0.0077</text:p>
          </table:table-cell>
          <table:table-cell table:formula="of:=([.E25]/[.L$2])/[.$M25]" office:value-type="float" office:value="0.480967467087197" calcext:value-type="float">
            <text:p>0.4810</text:p>
          </table:table-cell>
          <table:table-cell table:formula="of:=([.F25]/[.M$2])/[.$M25]" office:value-type="float" office:value="0.0225128075599679" calcext:value-type="float">
            <text:p>0.0225</text:p>
          </table:table-cell>
          <table:table-cell table:formula="of:=([.G25]/[.N$2])/[.$M25]" office:value-type="float" office:value="0.488799940004072" calcext:value-type="float">
            <text:p>0.4888</text:p>
          </table:table-cell>
          <table:table-cell table:formula="of:=([.H25]/[.K$2])/[.$N25]" office:value-type="float" office:value="0.22865775236636" calcext:value-type="float">
            <text:p>0.2287</text:p>
          </table:table-cell>
          <table:table-cell table:formula="of:=([.I25]/[.L$2])/[.$N25]" office:value-type="float" office:value="0.265274292074425" calcext:value-type="float">
            <text:p>0.2653</text:p>
          </table:table-cell>
          <table:table-cell table:formula="of:=([.J25]/[.M$2])/[.$N25]" office:value-type="float" office:value="0.0121380177056192" calcext:value-type="float">
            <text:p>0.0121</text:p>
          </table:table-cell>
          <table:table-cell table:formula="of:=([.K25]/[.N$2])/[.$N25]" office:value-type="float" office:value="0.493929937853595" calcext:value-type="float">
            <text:p>0.4939</text:p>
          </table:table-cell>
        </table:table-row>
        <table:table-row table:style-name="ro1">
          <table:table-cell office:value-type="string" calcext:value-type="string">
            <text:p>29a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office:value-type="float" office:value="38.73" calcext:value-type="float">
            <text:p>38.73</text:p>
          </table:table-cell>
          <table:table-cell office:value-type="float" office:value="2.48" calcext:value-type="float">
            <text:p>2.48</text:p>
          </table:table-cell>
          <table:table-cell office:value-type="float" office:value="58.28" calcext:value-type="float">
            <text:p>58.28</text:p>
          </table:table-cell>
          <table:table-cell office:value-type="float" office:value="23.02" calcext:value-type="float">
            <text:p>23.02</text:p>
          </table:table-cell>
          <table:table-cell office:value-type="float" office:value="20.22" calcext:value-type="float">
            <text:p>20.22</text:p>
          </table:table-cell>
          <table:table-cell office:value-type="float" office:value="1.95" calcext:value-type="float">
            <text:p>1.95</text:p>
          </table:table-cell>
          <table:table-cell office:value-type="float" office:value="54.81" calcext:value-type="float">
            <text:p>54.81</text:p>
          </table:table-cell>
          <table:table-cell office:value-type="float" office:value="27" calcext:value-type="float">
            <text:p>27</text:p>
          </table:table-cell>
          <table:table-cell table:formula="of:=[.D26]/[.$K$2] + [.E26]/[.$L$2] + [.F26]/[.$M$2] + [.G26]/[.$N$2]" office:value-type="float" office:value="1.98853999008325" calcext:value-type="float">
            <text:p>1.98853999008325</text:p>
          </table:table-cell>
          <table:table-cell table:formula="of:=[.H26]/[.$K$2] + [.I26]/[.$L$2] + [.J26]/[.$M$2] + [.K26]/[.$N$2]" office:value-type="float" office:value="1.86272016786652" calcext:value-type="float">
            <text:p>1.86272016786652</text:p>
          </table:table-cell>
          <table:table-cell table:number-columns-repeated="3"/>
          <table:table-cell table:formula="of:=[.A26]" office:value-type="string" office:string-value="29a" calcext:value-type="string">
            <text:p>29a</text:p>
          </table:table-cell>
          <table:table-cell table:formula="of:=[.B26]" office:value-type="float" office:value="30" calcext:value-type="float">
            <text:p>30</text:p>
          </table:table-cell>
          <table:table-cell table:formula="of:=[.C26]" office:value-type="float" office:value="1100" calcext:value-type="float">
            <text:p>1100</text:p>
          </table:table-cell>
          <table:table-cell table:formula="of:=([.D26]/[.K$2])/[.$M26]" office:value-type="float" office:value="0.004483816239396" calcext:value-type="float">
            <text:p>0.0045</text:p>
          </table:table-cell>
          <table:table-cell table:formula="of:=([.E26]/[.L$2])/[.$M26]" office:value-type="float" office:value="0.483237587469838" calcext:value-type="float">
            <text:p>0.4832</text:p>
          </table:table-cell>
          <table:table-cell table:formula="of:=([.F26]/[.M$2])/[.$M26]" office:value-type="float" office:value="0.0244634396556336" calcext:value-type="float">
            <text:p>0.0245</text:p>
          </table:table-cell>
          <table:table-cell table:formula="of:=([.G26]/[.N$2])/[.$M26]" office:value-type="float" office:value="0.487815156635133" calcext:value-type="float">
            <text:p>0.4878</text:p>
          </table:table-cell>
          <table:table-cell table:formula="of:=([.H26]/[.K$2])/[.$N26]" office:value-type="float" office:value="0.220378809661179" calcext:value-type="float">
            <text:p>0.2204</text:p>
          </table:table-cell>
          <table:table-cell table:formula="of:=([.I26]/[.L$2])/[.$N26]" office:value-type="float" office:value="0.269327732165079" calcext:value-type="float">
            <text:p>0.2693</text:p>
          </table:table-cell>
          <table:table-cell table:formula="of:=([.J26]/[.M$2])/[.$N26]" office:value-type="float" office:value="0.0205346433097585" calcext:value-type="float">
            <text:p>0.0205</text:p>
          </table:table-cell>
          <table:table-cell table:formula="of:=([.K26]/[.N$2])/[.$N26]" office:value-type="float" office:value="0.489758814863984" calcext:value-type="float">
            <text:p>0.4898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table:formula="of:=[.B26]" office:value-type="float" office:value="30" calcext:value-type="float">
            <text:p>30</text:p>
          </table:table-cell>
          <table:table-cell table:formula="of:=[.C26]" office:value-type="float" office:value="1100" calcext:value-type="float">
            <text:p>1100</text:p>
          </table:table-cell>
          <table:table-cell office:value-type="float" office:value="0.86" calcext:value-type="float">
            <text:p>0.86</text:p>
          </table:table-cell>
          <table:table-cell office:value-type="float" office:value="38.58" calcext:value-type="float">
            <text:p>38.58</text:p>
          </table:table-cell>
          <table:table-cell office:value-type="float" office:value="2.13" calcext:value-type="float">
            <text:p>2.13</text:p>
          </table:table-cell>
          <table:table-cell office:value-type="float" office:value="58.43" calcext:value-type="float">
            <text:p>58.43</text:p>
          </table:table-cell>
          <table:table-cell office:value-type="float" office:value="23.19" calcext:value-type="float">
            <text:p>23.19</text:p>
          </table:table-cell>
          <table:table-cell office:value-type="float" office:value="20.36" calcext:value-type="float">
            <text:p>20.36</text:p>
          </table:table-cell>
          <table:table-cell office:value-type="float" office:value="1.25" calcext:value-type="float">
            <text:p>1.25</text:p>
          </table:table-cell>
          <table:table-cell office:value-type="float" office:value="55.2" calcext:value-type="float">
            <text:p>55.2</text:p>
          </table:table-cell>
          <table:table-cell/>
          <table:table-cell table:formula="of:=[.D27]/[.$K$2] + [.E27]/[.$L$2] + [.F27]/[.$M$2] + [.G27]/[.$N$2]" office:value-type="float" office:value="1.98686924421997" calcext:value-type="float">
            <text:p>1.98686924421997</text:p>
          </table:table-cell>
          <table:table-cell table:formula="of:=[.H27]/[.$K$2] + [.I27]/[.$L$2] + [.J27]/[.$M$2] + [.K27]/[.$N$2]" office:value-type="float" office:value="1.86198572833473" calcext:value-type="float">
            <text:p>1.86198572833473</text:p>
          </table:table-cell>
          <table:table-cell table:number-columns-repeated="3"/>
          <table:table-cell table:formula="of:=[.A27]" office:value-type="string" office:string-value="29b" calcext:value-type="string">
            <text:p>29b</text:p>
          </table:table-cell>
          <table:table-cell table:formula="of:=[.B27]" office:value-type="float" office:value="30" calcext:value-type="float">
            <text:p>30</text:p>
          </table:table-cell>
          <table:table-cell table:formula="of:=[.C27]" office:value-type="float" office:value="1100" calcext:value-type="float">
            <text:p>1100</text:p>
          </table:table-cell>
          <table:table-cell table:formula="of:=([.D27]/[.K$2])/[.$M27]" office:value-type="float" office:value="0.00771864904195315" calcext:value-type="float">
            <text:p>0.0077</text:p>
          </table:table-cell>
          <table:table-cell table:formula="of:=([.E27]/[.L$2])/[.$M27]" office:value-type="float" office:value="0.481770802054329" calcext:value-type="float">
            <text:p>0.4818</text:p>
          </table:table-cell>
          <table:table-cell table:formula="of:=([.F27]/[.M$2])/[.$M27]" office:value-type="float" office:value="0.0210286060571525" calcext:value-type="float">
            <text:p>0.0210</text:p>
          </table:table-cell>
          <table:table-cell table:formula="of:=([.G27]/[.N$2])/[.$M27]" office:value-type="float" office:value="0.489481942846565" calcext:value-type="float">
            <text:p>0.4895</text:p>
          </table:table-cell>
          <table:table-cell table:formula="of:=([.H27]/[.K$2])/[.$N27]" office:value-type="float" office:value="0.222093849227415" calcext:value-type="float">
            <text:p>0.2221</text:p>
          </table:table-cell>
          <table:table-cell table:formula="of:=([.I27]/[.L$2])/[.$N27]" office:value-type="float" office:value="0.271299482559914" calcext:value-type="float">
            <text:p>0.2713</text:p>
          </table:table-cell>
          <table:table-cell table:formula="of:=([.J27]/[.M$2])/[.$N27]" office:value-type="float" office:value="0.0131684249814729" calcext:value-type="float">
            <text:p>0.0132</text:p>
          </table:table-cell>
          <table:table-cell table:formula="of:=([.K27]/[.N$2])/[.$N27]" office:value-type="float" office:value="0.493438243231198" calcext:value-type="float">
            <text:p>0.4934</text:p>
          </table:table-cell>
        </table:table-row>
        <table:table-row table:style-name="ro1">
          <table:table-cell office:value-type="string" calcext:value-type="string">
            <text:p>30a</text:p>
          </table:table-cell>
          <table:table-cell office:value-type="float" office:value="40" calcext:value-type="float">
            <text:p>40</text:p>
          </table:table-cell>
          <table:table-cell office:value-type="float" office:value="1100" calcext:value-type="float">
            <text:p>1100</text:p>
          </table:table-cell>
          <table:table-cell office:value-type="float" office:value="0.39" calcext:value-type="float">
            <text:p>0.39</text:p>
          </table:table-cell>
          <table:table-cell office:value-type="float" office:value="39.21" calcext:value-type="float">
            <text:p>39.21</text:p>
          </table:table-cell>
          <table:table-cell office:value-type="float" office:value="1.52" calcext:value-type="float">
            <text:p>1.52</text:p>
          </table:table-cell>
          <table:table-cell office:value-type="float" office:value="58.88" calcext:value-type="float">
            <text:p>58.88</text:p>
          </table:table-cell>
          <table:table-cell office:value-type="float" office:value="23.54" calcext:value-type="float">
            <text:p>23.54</text:p>
          </table:table-cell>
          <table:table-cell office:value-type="float" office:value="20.19" calcext:value-type="float">
            <text:p>20.19</text:p>
          </table:table-cell>
          <table:table-cell office:value-type="float" office:value="0.95" calcext:value-type="float">
            <text:p>0.95</text:p>
          </table:table-cell>
          <table:table-cell office:value-type="float" office:value="55.32" calcext:value-type="float">
            <text:p>55.32</text:p>
          </table:table-cell>
          <table:table-cell office:value-type="float" office:value="10" calcext:value-type="float">
            <text:p>10</text:p>
          </table:table-cell>
          <table:table-cell table:formula="of:=[.D28]/[.$K$2] + [.E28]/[.$L$2] + [.F28]/[.$M$2] + [.G28]/[.$N$2]" office:value-type="float" office:value="1.98964355557862" calcext:value-type="float">
            <text:p>1.98964355557862</text:p>
          </table:table-cell>
          <table:table-cell table:formula="of:=[.H28]/[.$K$2] + [.I28]/[.$L$2] + [.J28]/[.$M$2] + [.K28]/[.$N$2]" office:value-type="float" office:value="1.86012187633026" calcext:value-type="float">
            <text:p>1.86012187633026</text:p>
          </table:table-cell>
          <table:table-cell table:number-columns-repeated="3"/>
          <table:table-cell table:formula="of:=[.A28]" office:value-type="string" office:string-value="30a" calcext:value-type="string">
            <text:p>30a</text:p>
          </table:table-cell>
          <table:table-cell table:formula="of:=[.B28]" office:value-type="float" office:value="40" calcext:value-type="float">
            <text:p>40</text:p>
          </table:table-cell>
          <table:table-cell table:formula="of:=[.C28]" office:value-type="float" office:value="1100" calcext:value-type="float">
            <text:p>1100</text:p>
          </table:table-cell>
          <table:table-cell table:formula="of:=([.D28]/[.K$2])/[.$M28]" office:value-type="float" office:value="0.0034954368297149" calcext:value-type="float">
            <text:p>0.0035</text:p>
          </table:table-cell>
          <table:table-cell table:formula="of:=([.E28]/[.L$2])/[.$M28]" office:value-type="float" office:value="0.488955237416287" calcext:value-type="float">
            <text:p>0.4890</text:p>
          </table:table-cell>
          <table:table-cell table:formula="of:=([.F28]/[.M$2])/[.$M28]" office:value-type="float" office:value="0.0149854047387852" calcext:value-type="float">
            <text:p>0.0150</text:p>
          </table:table-cell>
          <table:table-cell table:formula="of:=([.G28]/[.N$2])/[.$M28]" office:value-type="float" office:value="0.492563921015212" calcext:value-type="float">
            <text:p>0.4926</text:p>
          </table:table-cell>
          <table:table-cell table:formula="of:=([.H28]/[.K$2])/[.$N28]" office:value-type="float" office:value="0.225671745751781" calcext:value-type="float">
            <text:p>0.2257</text:p>
          </table:table-cell>
          <table:table-cell table:formula="of:=([.I28]/[.L$2])/[.$N28]" office:value-type="float" office:value="0.26930378554113" calcext:value-type="float">
            <text:p>0.2693</text:p>
          </table:table-cell>
          <table:table-cell table:formula="of:=([.J28]/[.M$2])/[.$N28]" office:value-type="float" office:value="0.0100180310580922" calcext:value-type="float">
            <text:p>0.0100</text:p>
          </table:table-cell>
          <table:table-cell table:formula="of:=([.K28]/[.N$2])/[.$N28]" office:value-type="float" office:value="0.495006437648996" calcext:value-type="float">
            <text:p>0.4950</text:p>
          </table:table-cell>
        </table:table-row>
        <table:table-row table:style-name="ro1">
          <table:table-cell office:value-type="string" calcext:value-type="string">
            <text:p>31a</text:p>
          </table:table-cell>
          <table:table-cell office:value-type="float" office:value="40" calcext:value-type="float">
            <text:p>40</text:p>
          </table:table-cell>
          <table:table-cell office:value-type="float" office:value="1100" calcext:value-type="float">
            <text:p>1100</text:p>
          </table:table-cell>
          <table:table-cell office:value-type="float" office:value="0.5" calcext:value-type="float">
            <text:p>0.5</text:p>
          </table:table-cell>
          <table:table-cell office:value-type="float" office:value="39.32" calcext:value-type="float">
            <text:p>39.32</text:p>
          </table:table-cell>
          <table:table-cell office:value-type="float" office:value="1.01" calcext:value-type="float">
            <text:p>1.01</text:p>
          </table:table-cell>
          <table:table-cell office:value-type="float" office:value="59.16" calcext:value-type="float">
            <text:p>59.16</text:p>
          </table:table-cell>
          <table:table-cell office:value-type="float" office:value="23.67" calcext:value-type="float">
            <text:p>23.67</text:p>
          </table:table-cell>
          <table:table-cell office:value-type="float" office:value="20.13" calcext:value-type="float">
            <text:p>20.13</text:p>
          </table:table-cell>
          <table:table-cell office:value-type="float" office:value="0.82" calcext:value-type="float">
            <text:p>0.82</text:p>
          </table:table-cell>
          <table:table-cell office:value-type="float" office:value="55.38" calcext:value-type="float">
            <text:p>55.38</text:p>
          </table:table-cell>
          <table:table-cell office:value-type="float" office:value="11" calcext:value-type="float">
            <text:p>11</text:p>
          </table:table-cell>
          <table:table-cell table:formula="of:=[.D29]/[.$K$2] + [.E29]/[.$L$2] + [.F29]/[.$M$2] + [.G29]/[.$N$2]" office:value-type="float" office:value="1.98899089029474" calcext:value-type="float">
            <text:p>1.98899089029474</text:p>
          </table:table-cell>
          <table:table-cell table:formula="of:=[.H29]/[.$K$2] + [.I29]/[.$L$2] + [.J29]/[.$M$2] + [.K29]/[.$N$2]" office:value-type="float" office:value="1.85940007839878" calcext:value-type="float">
            <text:p>1.85940007839878</text:p>
          </table:table-cell>
          <table:table-cell table:number-columns-repeated="3"/>
          <table:table-cell table:formula="of:=[.A29]" office:value-type="string" office:string-value="31a" calcext:value-type="string">
            <text:p>31a</text:p>
          </table:table-cell>
          <table:table-cell table:formula="of:=[.B29]" office:value-type="float" office:value="40" calcext:value-type="float">
            <text:p>40</text:p>
          </table:table-cell>
          <table:table-cell table:formula="of:=[.C29]" office:value-type="float" office:value="1100" calcext:value-type="float">
            <text:p>1100</text:p>
          </table:table-cell>
          <table:table-cell table:formula="of:=([.D29]/[.K$2])/[.$M29]" office:value-type="float" office:value="0.00448279976732441" calcext:value-type="float">
            <text:p>0.0045</text:p>
          </table:table-cell>
          <table:table-cell table:formula="of:=([.E29]/[.L$2])/[.$M29]" office:value-type="float" office:value="0.490487851104557" calcext:value-type="float">
            <text:p>0.4905</text:p>
          </table:table-cell>
          <table:table-cell table:formula="of:=([.F29]/[.M$2])/[.$M29]" office:value-type="float" office:value="0.00996067450878303" calcext:value-type="float">
            <text:p>0.0100</text:p>
          </table:table-cell>
          <table:table-cell table:formula="of:=([.G29]/[.N$2])/[.$M29]" office:value-type="float" office:value="0.495068674619336" calcext:value-type="float">
            <text:p>0.4951</text:p>
          </table:table-cell>
          <table:table-cell table:formula="of:=([.H29]/[.K$2])/[.$N29]" office:value-type="float" office:value="0.227006108314287" calcext:value-type="float">
            <text:p>0.2270</text:p>
          </table:table-cell>
          <table:table-cell table:formula="of:=([.I29]/[.L$2])/[.$N29]" office:value-type="float" office:value="0.268607707106064" calcext:value-type="float">
            <text:p>0.2686</text:p>
          </table:table-cell>
          <table:table-cell table:formula="of:=([.J29]/[.M$2])/[.$N29]" office:value-type="float" office:value="0.00865049931977477" calcext:value-type="float">
            <text:p>0.0087</text:p>
          </table:table-cell>
          <table:table-cell table:formula="of:=([.K29]/[.N$2])/[.$N29]" office:value-type="float" office:value="0.495735685259875" calcext:value-type="float">
            <text:p>0.4957</text:p>
          </table:table-cell>
        </table:table-row>
        <table:table-row table:style-name="ro1">
          <table:table-cell office:value-type="string" calcext:value-type="string">
            <text:p># commented lines (exps 26, 27) had compositions that converged but did not overlap.</text:p>
          </table:table-cell>
          <table:table-cell table:number-columns-repeated="16"/>
          <table:table-cell table:formula="of:=[.A30]" office:value-type="string" office:string-value="# commented lines (exps 26, 27) had compositions that converged but did not overlap." calcext:value-type="string">
            <text:p># commented lines (exps 26, 27) had compositions that converged but did not overlap.</text:p>
          </table:table-cell>
          <table:table-cell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18:38.208034045</meta:creation-date>
    <dc:date>2019-04-11T16:54:14.879605777</dc:date>
    <meta:editing-duration>PT2M19S</meta:editing-duration>
    <meta:editing-cycles>1</meta:editing-cycles>
    <meta:document-statistic meta:table-count="1" meta:cell-count="675" meta:object-count="0"/>
    <meta:generator>LibreOffice/6.0.7.3$Linux_X86_64 LibreOffice_project/00m0$Build-3</meta:generator>
  </office:meta>
</office:document-meta>
</file>